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cm" svg:height="9cm" svg:x="48.28cm" svg:y="0.182cm">
            <draw:object draw:notify-on-update-of-ranges="Sheet1.A27:Sheet1.A45 Sheet1.C26:Sheet1.C26 Sheet1.C27:Sheet1.C45 Sheet1.A27:Sheet1.A45 Sheet1.D26:Sheet1.D26 Sheet1.D27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4.118cm" svg:y="9.632cm">
            <draw:object draw:notify-on-update-of-ranges="Sheet1.A27:Sheet1.A47 Sheet1.H26:Sheet1.H26 Sheet1.H28:Sheet1.H47 Sheet1.A27:Sheet1.A47 Sheet1.I26:Sheet1.I26 Sheet1.I27:Sheet1.I47 Sheet1.A27:Sheet1.A47 Sheet1.J26:Sheet1.J26 Sheet1.J27:Sheet1.J47 Sheet1.A27:Sheet1.A47 Sheet1.K26:Sheet1.K26 Sheet1.K27:Sheet1.K47 Sheet1.A27:Sheet1.A47 Sheet1.L26:Sheet1.L26 Sheet1.L27:Sheet1.L47 Sheet1.A27:Sheet1.A47 Sheet1.M26:Sheet1.M26 Sheet1.M27:Sheet1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3991168" calcext:value-type="float">
            <text:p>263991168</text:p>
          </table:table-cell>
          <table:table-cell office:value-type="float" office:value="3258325656" calcext:value-type="float">
            <text:p>3258325656</text:p>
          </table:table-cell>
          <table:table-cell table:style-name="ce1" office:value-type="float" office:value="0.202824" calcext:value-type="float">
            <text:p>2.03E-01</text:p>
          </table:table-cell>
          <table:table-cell/>
          <table:table-cell office:value-type="float" office:value="5.374395" calcext:value-type="float">
            <text:p>5.374395</text:p>
          </table:table-cell>
          <table:table-cell office:value-type="float" office:value="0.182364" calcext:value-type="float">
            <text:p>0.182364</text:p>
          </table:table-cell>
          <table:table-cell office:value-type="float" office:value="1.449348" calcext:value-type="float">
            <text:p>1.449348</text:p>
          </table:table-cell>
          <table:table-cell office:value-type="float" office:value="0.520372" calcext:value-type="float">
            <text:p>0.520372</text:p>
          </table:table-cell>
          <table:table-cell office:value-type="float" office:value="0.090124" calcext:value-type="float">
            <text:p>0.090124</text:p>
          </table:table-cell>
          <table:table-cell office:value-type="float" office:value="0.22735" calcext:value-type="float">
            <text:p>0.22735</text:p>
          </table:table-cell>
          <table:table-cell office:value-type="float" office:value="0.871835" calcext:value-type="float">
            <text:p>0.871835</text:p>
          </table:table-cell>
          <table:table-cell/>
          <table:table-cell office:value-type="float" office:value="0.257248" calcext:value-type="float">
            <text:p>0.257248</text:p>
          </table:table-cell>
          <table:table-cell office:value-type="float" office:value="0" calcext:value-type="float">
            <text:p>0</text:p>
          </table:table-cell>
          <table:table-cell office:value-type="float" office:value="0.156341566123678" calcext:value-type="float">
            <text:p>0.156341566123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45112360" calcext:value-type="float">
            <text:p>3245112360</text:p>
          </table:table-cell>
          <table:table-cell table:style-name="ce1" office:value-type="float" office:value="0.206538" calcext:value-type="float">
            <text:p>2.07E-01</text:p>
          </table:table-cell>
          <table:table-cell/>
          <table:table-cell office:value-type="float" office:value="5.703001" calcext:value-type="float">
            <text:p>5.703001</text:p>
          </table:table-cell>
          <table:table-cell office:value-type="float" office:value="0.200027" calcext:value-type="float">
            <text:p>0.200027</text:p>
          </table:table-cell>
          <table:table-cell office:value-type="float" office:value="1.573236" calcext:value-type="float">
            <text:p>1.573236</text:p>
          </table:table-cell>
          <table:table-cell office:value-type="float" office:value="0.596648" calcext:value-type="float">
            <text:p>0.596648</text:p>
          </table:table-cell>
          <table:table-cell office:value-type="float" office:value="0.099277" calcext:value-type="float">
            <text:p>0.099277</text:p>
          </table:table-cell>
          <table:table-cell office:value-type="float" office:value="0.231532" calcext:value-type="float">
            <text:p>0.231532</text:p>
          </table:table-cell>
          <table:table-cell office:value-type="float" office:value="0.873541" calcext:value-type="float">
            <text:p>0.873541</text:p>
          </table:table-cell>
          <table:table-cell/>
          <table:table-cell office:value-type="float" office:value="0.272272" calcext:value-type="float">
            <text:p>0.272272</text:p>
          </table:table-cell>
          <table:table-cell office:value-type="float" office:value="0" calcext:value-type="float">
            <text:p>0</text:p>
          </table:table-cell>
          <table:table-cell office:value-type="float" office:value="0.166681162312666" calcext:value-type="float">
            <text:p>0.166681162312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3992320" calcext:value-type="float">
            <text:p>263992320</text:p>
          </table:table-cell>
          <table:table-cell office:value-type="float" office:value="3260202624" calcext:value-type="float">
            <text:p>3260202624</text:p>
          </table:table-cell>
          <table:table-cell table:style-name="ce1" office:value-type="float" office:value="0.204599" calcext:value-type="float">
            <text:p>2.05E-01</text:p>
          </table:table-cell>
          <table:table-cell/>
          <table:table-cell office:value-type="float" office:value="5.476913" calcext:value-type="float">
            <text:p>5.476913</text:p>
          </table:table-cell>
          <table:table-cell office:value-type="float" office:value="0.216147" calcext:value-type="float">
            <text:p>0.216147</text:p>
          </table:table-cell>
          <table:table-cell office:value-type="float" office:value="1.690492" calcext:value-type="float">
            <text:p>1.690492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111849" calcext:value-type="float">
            <text:p>0.111849</text:p>
          </table:table-cell>
          <table:table-cell office:value-type="float" office:value="0.258668" calcext:value-type="float">
            <text:p>0.258668</text:p>
          </table:table-cell>
          <table:table-cell office:value-type="float" office:value="0.843241" calcext:value-type="float">
            <text:p>0.843241</text:p>
          </table:table-cell>
          <table:table-cell/>
          <table:table-cell office:value-type="float" office:value="0.253493" calcext:value-type="float">
            <text:p>0.253493</text:p>
          </table:table-cell>
          <table:table-cell office:value-type="float" office:value="0" calcext:value-type="float">
            <text:p>0</text:p>
          </table:table-cell>
          <table:table-cell office:value-type="float" office:value="0.150195562814196" calcext:value-type="float">
            <text:p>0.150195562814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3998368" calcext:value-type="float">
            <text:p>263998368</text:p>
          </table:table-cell>
          <table:table-cell office:value-type="float" office:value="3272523444" calcext:value-type="float">
            <text:p>3272523444</text:p>
          </table:table-cell>
          <table:table-cell table:style-name="ce1" office:value-type="float" office:value="0.202975" calcext:value-type="float">
            <text:p>2.03E-01</text:p>
          </table:table-cell>
          <table:table-cell/>
          <table:table-cell office:value-type="float" office:value="5.762141" calcext:value-type="float">
            <text:p>5.762141</text:p>
          </table:table-cell>
          <table:table-cell office:value-type="float" office:value="0.235167" calcext:value-type="float">
            <text:p>0.235167</text:p>
          </table:table-cell>
          <table:table-cell office:value-type="float" office:value="1.86663" calcext:value-type="float">
            <text:p>1.86663</text:p>
          </table:table-cell>
          <table:table-cell office:value-type="float" office:value="0.704895" calcext:value-type="float">
            <text:p>0.704895</text:p>
          </table:table-cell>
          <table:table-cell office:value-type="float" office:value="0.131605" calcext:value-type="float">
            <text:p>0.131605</text:p>
          </table:table-cell>
          <table:table-cell office:value-type="float" office:value="0.27186" calcext:value-type="float">
            <text:p>0.27186</text:p>
          </table:table-cell>
          <table:table-cell office:value-type="float" office:value="0.851369" calcext:value-type="float">
            <text:p>0.851369</text:p>
          </table:table-cell>
          <table:table-cell/>
          <table:table-cell office:value-type="float" office:value="0.250259" calcext:value-type="float">
            <text:p>0.250259</text:p>
          </table:table-cell>
          <table:table-cell office:value-type="float" office:value="0" calcext:value-type="float">
            <text:p>0</text:p>
          </table:table-cell>
          <table:table-cell office:value-type="float" office:value="0.168240870209638" calcext:value-type="float">
            <text:p>0.168240870209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47963992" calcext:value-type="float">
            <text:p>3247963992</text:p>
          </table:table-cell>
          <table:table-cell table:style-name="ce1" office:value-type="float" office:value="0.20516" calcext:value-type="float">
            <text:p>2.05E-01</text:p>
          </table:table-cell>
          <table:table-cell/>
          <table:table-cell office:value-type="float" office:value="6.123315" calcext:value-type="float">
            <text:p>6.123315</text:p>
          </table:table-cell>
          <table:table-cell office:value-type="float" office:value="0.280779" calcext:value-type="float">
            <text:p>0.280779</text:p>
          </table:table-cell>
          <table:table-cell office:value-type="float" office:value="2.112834" calcext:value-type="float">
            <text:p>2.112834</text:p>
          </table:table-cell>
          <table:table-cell office:value-type="float" office:value="0.808956" calcext:value-type="float">
            <text:p>0.808956</text:p>
          </table:table-cell>
          <table:table-cell office:value-type="float" office:value="0.142071" calcext:value-type="float">
            <text:p>0.142071</text:p>
          </table:table-cell>
          <table:table-cell office:value-type="float" office:value="0.319313" calcext:value-type="float">
            <text:p>0.319313</text:p>
          </table:table-cell>
          <table:table-cell office:value-type="float" office:value="0.954359" calcext:value-type="float">
            <text:p>0.954359</text:p>
          </table:table-cell>
          <table:table-cell/>
          <table:table-cell office:value-type="float" office:value="0.286316" calcext:value-type="float">
            <text:p>0.286316</text:p>
          </table:table-cell>
          <table:table-cell office:value-type="float" office:value="0" calcext:value-type="float">
            <text:p>0</text:p>
          </table:table-cell>
          <table:table-cell office:value-type="float" office:value="0.14827695417382" calcext:value-type="float">
            <text:p>0.14827695417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3999520" calcext:value-type="float">
            <text:p>263999520</text:p>
          </table:table-cell>
          <table:table-cell office:value-type="float" office:value="3234850272" calcext:value-type="float">
            <text:p>3234850272</text:p>
          </table:table-cell>
          <table:table-cell table:style-name="ce1" office:value-type="float" office:value="0.20429" calcext:value-type="float">
            <text:p>2.04E-01</text:p>
          </table:table-cell>
          <table:table-cell/>
          <table:table-cell office:value-type="float" office:value="6.573241" calcext:value-type="float">
            <text:p>6.573241</text:p>
          </table:table-cell>
          <table:table-cell office:value-type="float" office:value="0.361712" calcext:value-type="float">
            <text:p>0.361712</text:p>
          </table:table-cell>
          <table:table-cell office:value-type="float" office:value="2.351509" calcext:value-type="float">
            <text:p>2.351509</text:p>
          </table:table-cell>
          <table:table-cell office:value-type="float" office:value="0.910928" calcext:value-type="float">
            <text:p>0.910928</text:p>
          </table:table-cell>
          <table:table-cell office:value-type="float" office:value="0.169409" calcext:value-type="float">
            <text:p>0.169409</text:p>
          </table:table-cell>
          <table:table-cell office:value-type="float" office:value="0.365523" calcext:value-type="float">
            <text:p>0.365523</text:p>
          </table:table-cell>
          <table:table-cell office:value-type="float" office:value="0.987475" calcext:value-type="float">
            <text:p>0.987475</text:p>
          </table:table-cell>
          <table:table-cell/>
          <table:table-cell office:value-type="float" office:value="0.295821" calcext:value-type="float">
            <text:p>0.295821</text:p>
          </table:table-cell>
          <table:table-cell office:value-type="float" office:value="0" calcext:value-type="float">
            <text:p>0</text:p>
          </table:table-cell>
          <table:table-cell office:value-type="float" office:value="0.162720153249801" calcext:value-type="float">
            <text:p>0.162720153249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237829200" calcext:value-type="float">
            <text:p>3237829200</text:p>
          </table:table-cell>
          <table:table-cell table:style-name="ce1" office:value-type="float" office:value="0.209846" calcext:value-type="float">
            <text:p>2.10E-01</text:p>
          </table:table-cell>
          <table:table-cell/>
          <table:table-cell office:value-type="float" office:value="7.379729" calcext:value-type="float">
            <text:p>7.379729</text:p>
          </table:table-cell>
          <table:table-cell office:value-type="float" office:value="0.367186" calcext:value-type="float">
            <text:p>0.367186</text:p>
          </table:table-cell>
          <table:table-cell office:value-type="float" office:value="2.670145" calcext:value-type="float">
            <text:p>2.670145</text:p>
          </table:table-cell>
          <table:table-cell office:value-type="float" office:value="1.039988" calcext:value-type="float">
            <text:p>1.039988</text:p>
          </table:table-cell>
          <table:table-cell office:value-type="float" office:value="0.199695" calcext:value-type="float">
            <text:p>0.199695</text:p>
          </table:table-cell>
          <table:table-cell office:value-type="float" office:value="0.416683" calcext:value-type="float">
            <text:p>0.416683</text:p>
          </table:table-cell>
          <table:table-cell office:value-type="float" office:value="1.246684" calcext:value-type="float">
            <text:p>1.246684</text:p>
          </table:table-cell>
          <table:table-cell/>
          <table:table-cell office:value-type="float" office:value="0.262238" calcext:value-type="float">
            <text:p>0.262238</text:p>
          </table:table-cell>
          <table:table-cell office:value-type="float" office:value="0" calcext:value-type="float">
            <text:p>0</text:p>
          </table:table-cell>
          <table:table-cell office:value-type="float" office:value="0.14777211843046" calcext:value-type="float">
            <text:p>0.14777211843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46746976" calcext:value-type="float">
            <text:p>3246746976</text:p>
          </table:table-cell>
          <table:table-cell table:style-name="ce1" office:value-type="float" office:value="0.206571" calcext:value-type="float">
            <text:p>2.07E-01</text:p>
          </table:table-cell>
          <table:table-cell/>
          <table:table-cell office:value-type="float" office:value="7.31356" calcext:value-type="float">
            <text:p>7.31356</text:p>
          </table:table-cell>
          <table:table-cell office:value-type="float" office:value="0.330839" calcext:value-type="float">
            <text:p>0.330839</text:p>
          </table:table-cell>
          <table:table-cell office:value-type="float" office:value="2.957318" calcext:value-type="float">
            <text:p>2.957318</text:p>
          </table:table-cell>
          <table:table-cell office:value-type="float" office:value="0.894376" calcext:value-type="float">
            <text:p>0.894376</text:p>
          </table:table-cell>
          <table:table-cell office:value-type="float" office:value="0.232239" calcext:value-type="float">
            <text:p>0.232239</text:p>
          </table:table-cell>
          <table:table-cell office:value-type="float" office:value="0.387192" calcext:value-type="float">
            <text:p>0.387192</text:p>
          </table:table-cell>
          <table:table-cell office:value-type="float" office:value="1.170841" calcext:value-type="float">
            <text:p>1.170841</text:p>
          </table:table-cell>
          <table:table-cell/>
          <table:table-cell office:value-type="float" office:value="0.188047" calcext:value-type="float">
            <text:p>0.188047</text:p>
          </table:table-cell>
          <table:table-cell office:value-type="float" office:value="0" calcext:value-type="float">
            <text:p>0</text:p>
          </table:table-cell>
          <table:table-cell office:value-type="float" office:value="0.16086820804357" calcext:value-type="float">
            <text:p>0.16086820804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33290176" calcext:value-type="float">
            <text:p>3233290176</text:p>
          </table:table-cell>
          <table:table-cell table:style-name="ce1" office:value-type="float" office:value="0.211079" calcext:value-type="float">
            <text:p>2.11E-01</text:p>
          </table:table-cell>
          <table:table-cell/>
          <table:table-cell office:value-type="float" office:value="8.031593" calcext:value-type="float">
            <text:p>8.031593</text:p>
          </table:table-cell>
          <table:table-cell office:value-type="float" office:value="0.380932" calcext:value-type="float">
            <text:p>0.380932</text:p>
          </table:table-cell>
          <table:table-cell office:value-type="float" office:value="3.316136" calcext:value-type="float">
            <text:p>3.316136</text:p>
          </table:table-cell>
          <table:table-cell office:value-type="float" office:value="1.003664" calcext:value-type="float">
            <text:p>1.003664</text:p>
          </table:table-cell>
          <table:table-cell office:value-type="float" office:value="0.274423" calcext:value-type="float">
            <text:p>0.274423</text:p>
          </table:table-cell>
          <table:table-cell office:value-type="float" office:value="0.416689" calcext:value-type="float">
            <text:p>0.416689</text:p>
          </table:table-cell>
          <table:table-cell office:value-type="float" office:value="1.322792" calcext:value-type="float">
            <text:p>1.322792</text:p>
          </table:table-cell>
          <table:table-cell/>
          <table:table-cell office:value-type="float" office:value="0.182508" calcext:value-type="float">
            <text:p>0.182508</text:p>
          </table:table-cell>
          <table:table-cell office:value-type="float" office:value="0" calcext:value-type="float">
            <text:p>0</text:p>
          </table:table-cell>
          <table:table-cell office:value-type="float" office:value="0.149588721603192" calcext:value-type="float">
            <text:p>0.14958872160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22038232" calcext:value-type="float">
            <text:p>3222038232</text:p>
          </table:table-cell>
          <table:table-cell table:style-name="ce1" office:value-type="float" office:value="0.207909" calcext:value-type="float">
            <text:p>2.08E-01</text:p>
          </table:table-cell>
          <table:table-cell/>
          <table:table-cell office:value-type="float" office:value="9.866972" calcext:value-type="float">
            <text:p>9.866972</text:p>
          </table:table-cell>
          <table:table-cell office:value-type="float" office:value="0.579743" calcext:value-type="float">
            <text:p>0.579743</text:p>
          </table:table-cell>
          <table:table-cell office:value-type="float" office:value="3.782769" calcext:value-type="float">
            <text:p>3.782769</text:p>
          </table:table-cell>
          <table:table-cell office:value-type="float" office:value="1.418041" calcext:value-type="float">
            <text:p>1.418041</text:p>
          </table:table-cell>
          <table:table-cell office:value-type="float" office:value="0.313794" calcext:value-type="float">
            <text:p>0.313794</text:p>
          </table:table-cell>
          <table:table-cell office:value-type="float" office:value="0.61081" calcext:value-type="float">
            <text:p>0.61081</text:p>
          </table:table-cell>
          <table:table-cell office:value-type="float" office:value="1.402957" calcext:value-type="float">
            <text:p>1.402957</text:p>
          </table:table-cell>
          <table:table-cell/>
          <table:table-cell office:value-type="float" office:value="0.268979" calcext:value-type="float">
            <text:p>0.268979</text:p>
          </table:table-cell>
          <table:table-cell office:value-type="float" office:value="0" calcext:value-type="float">
            <text:p>0</text:p>
          </table:table-cell>
          <table:table-cell office:value-type="float" office:value="0.138719895860007" calcext:value-type="float">
            <text:p>0.138719895860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25351312" calcext:value-type="float">
            <text:p>3225351312</text:p>
          </table:table-cell>
          <table:table-cell table:style-name="ce1" office:value-type="float" office:value="0.208367" calcext:value-type="float">
            <text:p>2.08E-01</text:p>
          </table:table-cell>
          <table:table-cell/>
          <table:table-cell office:value-type="float" office:value="11.034428" calcext:value-type="float">
            <text:p>11.034428</text:p>
          </table:table-cell>
          <table:table-cell office:value-type="float" office:value="0.714641" calcext:value-type="float">
            <text:p>0.714641</text:p>
          </table:table-cell>
          <table:table-cell office:value-type="float" office:value="4.3723" calcext:value-type="float">
            <text:p>4.3723</text:p>
          </table:table-cell>
          <table:table-cell office:value-type="float" office:value="1.797535" calcext:value-type="float">
            <text:p>1.797535</text:p>
          </table:table-cell>
          <table:table-cell office:value-type="float" office:value="0.405977" calcext:value-type="float">
            <text:p>0.405977</text:p>
          </table:table-cell>
          <table:table-cell office:value-type="float" office:value="0.662795" calcext:value-type="float">
            <text:p>0.662795</text:p>
          </table:table-cell>
          <table:table-cell office:value-type="float" office:value="1.418606" calcext:value-type="float">
            <text:p>1.418606</text:p>
          </table:table-cell>
          <table:table-cell/>
          <table:table-cell office:value-type="float" office:value="0.286755" calcext:value-type="float">
            <text:p>0.286755</text:p>
          </table:table-cell>
          <table:table-cell office:value-type="float" office:value="0" calcext:value-type="float">
            <text:p>0</text:p>
          </table:table-cell>
          <table:table-cell office:value-type="float" office:value="0.151623118443105" calcext:value-type="float">
            <text:p>0.151623118443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232154880" calcext:value-type="float">
            <text:p>3232154880</text:p>
          </table:table-cell>
          <table:table-cell table:style-name="ce1" office:value-type="float" office:value="0.20963" calcext:value-type="float">
            <text:p>2.10E-01</text:p>
          </table:table-cell>
          <table:table-cell/>
          <table:table-cell office:value-type="float" office:value="12.562677" calcext:value-type="float">
            <text:p>12.562677</text:p>
          </table:table-cell>
          <table:table-cell office:value-type="float" office:value="0.793956" calcext:value-type="float">
            <text:p>0.793956</text:p>
          </table:table-cell>
          <table:table-cell office:value-type="float" office:value="5.21805" calcext:value-type="float">
            <text:p>5.21805</text:p>
          </table:table-cell>
          <table:table-cell office:value-type="float" office:value="2.18913" calcext:value-type="float">
            <text:p>2.18913</text:p>
          </table:table-cell>
          <table:table-cell office:value-type="float" office:value="0.496557" calcext:value-type="float">
            <text:p>0.496557</text:p>
          </table:table-cell>
          <table:table-cell office:value-type="float" office:value="0.774064" calcext:value-type="float">
            <text:p>0.774064</text:p>
          </table:table-cell>
          <table:table-cell office:value-type="float" office:value="1.522883" calcext:value-type="float">
            <text:p>1.522883</text:p>
          </table:table-cell>
          <table:table-cell/>
          <table:table-cell office:value-type="float" office:value="0.276959" calcext:value-type="float">
            <text:p>0.276959</text:p>
          </table:table-cell>
          <table:table-cell office:value-type="float" office:value="0" calcext:value-type="float">
            <text:p>0</text:p>
          </table:table-cell>
          <table:table-cell office:value-type="float" office:value="0.141604983978986" calcext:value-type="float">
            <text:p>0.141604983978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34225024" calcext:value-type="float">
            <text:p>3234225024</text:p>
          </table:table-cell>
          <table:table-cell table:style-name="ce1" office:value-type="float" office:value="0.210163" calcext:value-type="float">
            <text:p>2.10E-01</text:p>
          </table:table-cell>
          <table:table-cell/>
          <table:table-cell office:value-type="float" office:value="14.332124" calcext:value-type="float">
            <text:p>14.332124</text:p>
          </table:table-cell>
          <table:table-cell office:value-type="float" office:value="0.863644" calcext:value-type="float">
            <text:p>0.863644</text:p>
          </table:table-cell>
          <table:table-cell office:value-type="float" office:value="6.689708" calcext:value-type="float">
            <text:p>6.689708</text:p>
          </table:table-cell>
          <table:table-cell office:value-type="float" office:value="2.083819" calcext:value-type="float">
            <text:p>2.083819</text:p>
          </table:table-cell>
          <table:table-cell office:value-type="float" office:value="0.626551" calcext:value-type="float">
            <text:p>0.626551</text:p>
          </table:table-cell>
          <table:table-cell office:value-type="float" office:value="0.740932" calcext:value-type="float">
            <text:p>0.740932</text:p>
          </table:table-cell>
          <table:table-cell office:value-type="float" office:value="1.747558" calcext:value-type="float">
            <text:p>1.747558</text:p>
          </table:table-cell>
          <table:table-cell/>
          <table:table-cell office:value-type="float" office:value="0.198121" calcext:value-type="float">
            <text:p>0.198121</text:p>
          </table:table-cell>
          <table:table-cell office:value-type="float" office:value="0" calcext:value-type="float">
            <text:p>0</text:p>
          </table:table-cell>
          <table:table-cell office:value-type="float" office:value="0.155588075741758" calcext:value-type="float">
            <text:p>0.155588075741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3998656" calcext:value-type="float">
            <text:p>263998656</text:p>
          </table:table-cell>
          <table:table-cell office:value-type="float" office:value="3202560288" calcext:value-type="float">
            <text:p>3202560288</text:p>
          </table:table-cell>
          <table:table-cell table:style-name="ce1" office:value-type="float" office:value="0.212411" calcext:value-type="float">
            <text:p>2.12E-01</text:p>
          </table:table-cell>
          <table:table-cell/>
          <table:table-cell office:value-type="float" office:value="17.797614" calcext:value-type="float">
            <text:p>17.797614</text:p>
          </table:table-cell>
          <table:table-cell office:value-type="float" office:value="1.103443" calcext:value-type="float">
            <text:p>1.103443</text:p>
          </table:table-cell>
          <table:table-cell office:value-type="float" office:value="8.364852" calcext:value-type="float">
            <text:p>8.364852</text:p>
          </table:table-cell>
          <table:table-cell office:value-type="float" office:value="2.802279" calcext:value-type="float">
            <text:p>2.802279</text:p>
          </table:table-cell>
          <table:table-cell office:value-type="float" office:value="0.864279" calcext:value-type="float">
            <text:p>0.864279</text:p>
          </table:table-cell>
          <table:table-cell office:value-type="float" office:value="0.996571" calcext:value-type="float">
            <text:p>0.996571</text:p>
          </table:table-cell>
          <table:table-cell office:value-type="float" office:value="2.159616" calcext:value-type="float">
            <text:p>2.159616</text:p>
          </table:table-cell>
          <table:table-cell/>
          <table:table-cell office:value-type="float" office:value="0.165692" calcext:value-type="float">
            <text:p>0.165692</text:p>
          </table:table-cell>
          <table:table-cell office:value-type="float" office:value="0" calcext:value-type="float">
            <text:p>0</text:p>
          </table:table-cell>
          <table:table-cell office:value-type="float" office:value="0.152359451226668" calcext:value-type="float">
            <text:p>0.152359451226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189919248" calcext:value-type="float">
            <text:p>3189919248</text:p>
          </table:table-cell>
          <table:table-cell table:style-name="ce1" office:value-type="float" office:value="0.21093" calcext:value-type="float">
            <text:p>2.11E-01</text:p>
          </table:table-cell>
          <table:table-cell/>
          <table:table-cell office:value-type="float" office:value="25.623742" calcext:value-type="float">
            <text:p>25.623742</text:p>
          </table:table-cell>
          <table:table-cell office:value-type="float" office:value="1.598379" calcext:value-type="float">
            <text:p>1.598379</text:p>
          </table:table-cell>
          <table:table-cell office:value-type="float" office:value="12.528351" calcext:value-type="float">
            <text:p>12.528351</text:p>
          </table:table-cell>
          <table:table-cell office:value-type="float" office:value="4.178319" calcext:value-type="float">
            <text:p>4.178319</text:p>
          </table:table-cell>
          <table:table-cell office:value-type="float" office:value="1.361802" calcext:value-type="float">
            <text:p>1.361802</text:p>
          </table:table-cell>
          <table:table-cell office:value-type="float" office:value="1.435548" calcext:value-type="float">
            <text:p>1.435548</text:p>
          </table:table-cell>
          <table:table-cell office:value-type="float" office:value="2.694965" calcext:value-type="float">
            <text:p>2.694965</text:p>
          </table:table-cell>
          <table:table-cell/>
          <table:table-cell office:value-type="float" office:value="0.161545" calcext:value-type="float">
            <text:p>0.161545</text:p>
          </table:table-cell>
          <table:table-cell office:value-type="float" office:value="0" calcext:value-type="float">
            <text:p>0</text:p>
          </table:table-cell>
          <table:table-cell office:value-type="float" office:value="0.153253013005425" calcext:value-type="float">
            <text:p>0.153253013005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8544112" calcext:value-type="float">
            <text:p>3178544112</text:p>
          </table:table-cell>
          <table:table-cell table:style-name="ce1" office:value-type="float" office:value="0.209647" calcext:value-type="float">
            <text:p>2.10E-01</text:p>
          </table:table-cell>
          <table:table-cell/>
          <table:table-cell office:value-type="float" office:value="46.10527" calcext:value-type="float">
            <text:p>46.10527</text:p>
          </table:table-cell>
          <table:table-cell office:value-type="float" office:value="3.172601" calcext:value-type="float">
            <text:p>3.172601</text:p>
          </table:table-cell>
          <table:table-cell office:value-type="float" office:value="24.26984" calcext:value-type="float">
            <text:p>24.26984</text:p>
          </table:table-cell>
          <table:table-cell office:value-type="float" office:value="8.297107" calcext:value-type="float">
            <text:p>8.297107</text:p>
          </table:table-cell>
          <table:table-cell office:value-type="float" office:value="2.790634" calcext:value-type="float">
            <text:p>2.790634</text:p>
          </table:table-cell>
          <table:table-cell office:value-type="float" office:value="2.823314" calcext:value-type="float">
            <text:p>2.823314</text:p>
          </table:table-cell>
          <table:table-cell office:value-type="float" office:value="3.499943" calcext:value-type="float">
            <text:p>3.499943</text:p>
          </table:table-cell>
          <table:table-cell/>
          <table:table-cell office:value-type="float" office:value="0.14254" calcext:value-type="float">
            <text:p>0.14254</text:p>
          </table:table-cell>
          <table:table-cell office:value-type="float" office:value="0" calcext:value-type="float">
            <text:p>0</text:p>
          </table:table-cell>
          <table:table-cell office:value-type="float" office:value="0.139612778795376" calcext:value-type="float">
            <text:p>0.13961277879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6157204" calcext:value-type="float">
            <text:p>3176157204</text:p>
          </table:table-cell>
          <table:table-cell table:style-name="ce1" office:value-type="float" office:value="0.212433" calcext:value-type="float">
            <text:p>2.12E-01</text:p>
          </table:table-cell>
          <table:table-cell/>
          <table:table-cell office:value-type="float" office:value="86.769394" calcext:value-type="float">
            <text:p>86.769394</text:p>
          </table:table-cell>
          <table:table-cell office:value-type="float" office:value="6.201783" calcext:value-type="float">
            <text:p>6.201783</text:p>
          </table:table-cell>
          <table:table-cell office:value-type="float" office:value="47.434056" calcext:value-type="float">
            <text:p>47.434056</text:p>
          </table:table-cell>
          <table:table-cell office:value-type="float" office:value="16.529097" calcext:value-type="float">
            <text:p>16.529097</text:p>
          </table:table-cell>
          <table:table-cell office:value-type="float" office:value="5.877171" calcext:value-type="float">
            <text:p>5.877171</text:p>
          </table:table-cell>
          <table:table-cell office:value-type="float" office:value="5.567179" calcext:value-type="float">
            <text:p>5.567179</text:p>
          </table:table-cell>
          <table:table-cell office:value-type="float" office:value="3.58881" calcext:value-type="float">
            <text:p>3.58881</text:p>
          </table:table-cell>
          <table:table-cell/>
          <table:table-cell office:value-type="float" office:value="0.131426" calcext:value-type="float">
            <text:p>0.131426</text:p>
          </table:table-cell>
          <table:table-cell office:value-type="float" office:value="0" calcext:value-type="float">
            <text:p>0</text:p>
          </table:table-cell>
          <table:table-cell office:value-type="float" office:value="0.130134125439214" calcext:value-type="float">
            <text:p>0.130134125439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6157204" calcext:value-type="float">
            <text:p>3176157204</text:p>
          </table:table-cell>
          <table:table-cell table:style-name="ce1" office:value-type="float" office:value="0.212433" calcext:value-type="float">
            <text:p>2.12E-01</text:p>
          </table:table-cell>
          <table:table-cell/>
          <table:table-cell office:value-type="float" office:value="86.769394" calcext:value-type="float">
            <text:p>86.769394</text:p>
          </table:table-cell>
          <table:table-cell office:value-type="float" office:value="6.201783" calcext:value-type="float">
            <text:p>6.201783</text:p>
          </table:table-cell>
          <table:table-cell office:value-type="float" office:value="47.434056" calcext:value-type="float">
            <text:p>47.434056</text:p>
          </table:table-cell>
          <table:table-cell office:value-type="float" office:value="16.529097" calcext:value-type="float">
            <text:p>16.529097</text:p>
          </table:table-cell>
          <table:table-cell office:value-type="float" office:value="5.877171" calcext:value-type="float">
            <text:p>5.877171</text:p>
          </table:table-cell>
          <table:table-cell office:value-type="float" office:value="5.567179" calcext:value-type="float">
            <text:p>5.567179</text:p>
          </table:table-cell>
          <table:table-cell office:value-type="float" office:value="3.58881" calcext:value-type="float">
            <text:p>3.58881</text:p>
          </table:table-cell>
          <table:table-cell/>
          <table:table-cell office:value-type="float" office:value="0.131426" calcext:value-type="float">
            <text:p>0.131426</text:p>
          </table:table-cell>
          <table:table-cell office:value-type="float" office:value="0" calcext:value-type="float">
            <text:p>0</text:p>
          </table:table-cell>
          <table:table-cell office:value-type="float" office:value="0.130134125439214" calcext:value-type="float">
            <text:p>0.130134125439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6157204" calcext:value-type="float">
            <text:p>3176157204</text:p>
          </table:table-cell>
          <table:table-cell table:style-name="ce1" office:value-type="float" office:value="0.212433" calcext:value-type="float">
            <text:p>2.12E-01</text:p>
          </table:table-cell>
          <table:table-cell/>
          <table:table-cell office:value-type="float" office:value="86.769394" calcext:value-type="float">
            <text:p>86.769394</text:p>
          </table:table-cell>
          <table:table-cell office:value-type="float" office:value="6.201783" calcext:value-type="float">
            <text:p>6.201783</text:p>
          </table:table-cell>
          <table:table-cell office:value-type="float" office:value="47.434056" calcext:value-type="float">
            <text:p>47.434056</text:p>
          </table:table-cell>
          <table:table-cell office:value-type="float" office:value="16.529097" calcext:value-type="float">
            <text:p>16.529097</text:p>
          </table:table-cell>
          <table:table-cell office:value-type="float" office:value="5.877171" calcext:value-type="float">
            <text:p>5.877171</text:p>
          </table:table-cell>
          <table:table-cell office:value-type="float" office:value="5.567179" calcext:value-type="float">
            <text:p>5.567179</text:p>
          </table:table-cell>
          <table:table-cell office:value-type="float" office:value="3.58881" calcext:value-type="float">
            <text:p>3.58881</text:p>
          </table:table-cell>
          <table:table-cell/>
          <table:table-cell office:value-type="float" office:value="0.131426" calcext:value-type="float">
            <text:p>0.131426</text:p>
          </table:table-cell>
          <table:table-cell office:value-type="float" office:value="0" calcext:value-type="float">
            <text:p>0</text:p>
          </table:table-cell>
          <table:table-cell office:value-type="float" office:value="0.130134125439214" calcext:value-type="float">
            <text:p>0.130134125439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6157204" calcext:value-type="float">
            <text:p>3176157204</text:p>
          </table:table-cell>
          <table:table-cell table:style-name="ce1" office:value-type="float" office:value="0.212433" calcext:value-type="float">
            <text:p>2.12E-01</text:p>
          </table:table-cell>
          <table:table-cell/>
          <table:table-cell office:value-type="float" office:value="86.769394" calcext:value-type="float">
            <text:p>86.769394</text:p>
          </table:table-cell>
          <table:table-cell office:value-type="float" office:value="6.201783" calcext:value-type="float">
            <text:p>6.201783</text:p>
          </table:table-cell>
          <table:table-cell office:value-type="float" office:value="47.434056" calcext:value-type="float">
            <text:p>47.434056</text:p>
          </table:table-cell>
          <table:table-cell office:value-type="float" office:value="16.529097" calcext:value-type="float">
            <text:p>16.529097</text:p>
          </table:table-cell>
          <table:table-cell office:value-type="float" office:value="5.877171" calcext:value-type="float">
            <text:p>5.877171</text:p>
          </table:table-cell>
          <table:table-cell office:value-type="float" office:value="5.567179" calcext:value-type="float">
            <text:p>5.567179</text:p>
          </table:table-cell>
          <table:table-cell office:value-type="float" office:value="3.58881" calcext:value-type="float">
            <text:p>3.58881</text:p>
          </table:table-cell>
          <table:table-cell/>
          <table:table-cell office:value-type="float" office:value="0.131426" calcext:value-type="float">
            <text:p>0.131426</text:p>
          </table:table-cell>
          <table:table-cell office:value-type="float" office:value="0" calcext:value-type="float">
            <text:p>0</text:p>
          </table:table-cell>
          <table:table-cell office:value-type="float" office:value="0.130134125439214" calcext:value-type="float">
            <text:p>0.1301341254392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por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speedup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  <table:table-cell table:number-columns-repeated="4"/>
        </table:table-row>
        <table:table-row table:style-name="ro1">
          <table:table-cell table:formula="of:=[.A5]*[.B5]*[.C5]" office:value-type="float" office:value="1368" calcext:value-type="float">
            <text:p>1368</text:p>
          </table:table-cell>
          <table:table-cell/>
          <table:table-cell table:formula="of:=[.A27] / [.A$46]" office:value-type="float" office:value="38" calcext:value-type="float">
            <text:p>38</text:p>
          </table:table-cell>
          <table:table-cell table:formula="of:=[.F$46] / [.F27]" office:value-type="float" office:value="25.497777723243" calcext:value-type="float">
            <text:p>25.497777723243</text:p>
          </table:table-cell>
          <table:table-cell/>
          <table:table-cell table:formula="of:=SUM([.J5:.O5])" office:value-type="float" office:value="3.341393" calcext:value-type="float">
            <text:p>3.341393</text:p>
          </table:table-cell>
          <table:table-cell/>
          <table:table-cell table:formula="of:=[.J5] / [.$F27]" office:value-type="float" office:value="0.0545772376969725" calcext:value-type="float">
            <text:p>0.0545772376969725</text:p>
          </table:table-cell>
          <table:table-cell table:formula="of:=[.K5] / [.$F27]" office:value-type="float" office:value="0.433755622280887" calcext:value-type="float">
            <text:p>0.433755622280887</text:p>
          </table:table-cell>
          <table:table-cell table:formula="of:=[.L5] / [.$F27]" office:value-type="float" office:value="0.155735048226892" calcext:value-type="float">
            <text:p>0.155735048226892</text:p>
          </table:table-cell>
          <table:table-cell table:formula="of:=[.M5] / [.$F27]" office:value-type="float" office:value="0.0269719844388254" calcext:value-type="float">
            <text:p>0.0269719844388254</text:p>
          </table:table-cell>
          <table:table-cell table:formula="of:=[.N5] / [.$F27]" office:value-type="float" office:value="0.0680404849115324" calcext:value-type="float">
            <text:p>0.0680404849115324</text:p>
          </table:table-cell>
          <table:table-cell table:formula="of:=[.O5] / [.$F27]" office:value-type="float" office:value="0.26091962244489" calcext:value-type="float">
            <text:p>0.26091962244489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6 iterations, starting with 1 graphs having 14 nodes" calcext:value-type="string">
            <text:p>for 16 iterations, starting with 1 graphs having 14 nodes</text:p>
          </table:table-cell>
          <table:table-cell table:number-columns-repeated="4"/>
        </table:table-row>
        <table:table-row table:style-name="ro1">
          <table:table-cell table:formula="of:=[.A6]*[.B6]*[.C6]" office:value-type="float" office:value="1260" calcext:value-type="float">
            <text:p>1260</text:p>
          </table:table-cell>
          <table:table-cell/>
          <table:table-cell table:formula="of:=[.A28] / [.A$46]" office:value-type="float" office:value="35" calcext:value-type="float">
            <text:p>35</text:p>
          </table:table-cell>
          <table:table-cell table:formula="of:=[.F$46] / [.F28]" office:value-type="float" office:value="23.8365625789499" calcext:value-type="float">
            <text:p>23.8365625789499</text:p>
          </table:table-cell>
          <table:table-cell/>
          <table:table-cell table:formula="of:=SUM([.J6:.O6])" office:value-type="float" office:value="3.574261" calcext:value-type="float">
            <text:p>3.574261</text:p>
          </table:table-cell>
          <table:table-cell/>
          <table:table-cell table:formula="of:=[.J6] / [.$F28]" office:value-type="float" office:value="0.0559631767238039" calcext:value-type="float">
            <text:p>0.0559631767238039</text:p>
          </table:table-cell>
          <table:table-cell table:formula="of:=[.K6] / [.$F28]" office:value-type="float" office:value="0.440157000286213" calcext:value-type="float">
            <text:p>0.440157000286213</text:p>
          </table:table-cell>
          <table:table-cell table:formula="of:=[.L6] / [.$F28]" office:value-type="float" office:value="0.166929051907513" calcext:value-type="float">
            <text:p>0.166929051907513</text:p>
          </table:table-cell>
          <table:table-cell table:formula="of:=[.M6] / [.$F28]" office:value-type="float" office:value="0.0277755317812549" calcext:value-type="float">
            <text:p>0.0277755317812549</text:p>
          </table:table-cell>
          <table:table-cell table:formula="of:=[.N6] / [.$F28]" office:value-type="float" office:value="0.0647775861919429" calcext:value-type="float">
            <text:p>0.0647775861919429</text:p>
          </table:table-cell>
          <table:table-cell table:formula="of:=[.O6] / [.$F28]" office:value-type="float" office:value="0.244397653109272" calcext:value-type="float">
            <text:p>0.244397653109272</text:p>
          </table:table-cell>
          <table:table-cell table:number-columns-repeated="6"/>
        </table:table-row>
        <table:table-row table:style-name="ro1">
          <table:table-cell table:formula="of:=[.A7]*[.B7]*[.C7]" office:value-type="float" office:value="1152" calcext:value-type="float">
            <text:p>1152</text:p>
          </table:table-cell>
          <table:table-cell/>
          <table:table-cell table:formula="of:=[.A29] / [.A$46]" office:value-type="float" office:value="32" calcext:value-type="float">
            <text:p>32</text:p>
          </table:table-cell>
          <table:table-cell table:formula="of:=[.F$46] / [.F29]" office:value-type="float" office:value="22.6610147627043" calcext:value-type="float">
            <text:p>22.6610147627043</text:p>
          </table:table-cell>
          <table:table-cell/>
          <table:table-cell table:formula="of:=SUM([.J7:.O7])" office:value-type="float" office:value="3.759677" calcext:value-type="float">
            <text:p>3.759677</text:p>
          </table:table-cell>
          <table:table-cell/>
          <table:table-cell table:formula="of:=[.J7] / [.$F29]" office:value-type="float" office:value="0.0574908429633716" calcext:value-type="float">
            <text:p>0.0574908429633716</text:p>
          </table:table-cell>
          <table:table-cell table:formula="of:=[.K7] / [.$F29]" office:value-type="float" office:value="0.449637561950136" calcext:value-type="float">
            <text:p>0.449637561950136</text:p>
          </table:table-cell>
          <table:table-cell table:formula="of:=[.L7] / [.$F29]" office:value-type="float" office:value="0.170035883401686" calcext:value-type="float">
            <text:p>0.170035883401686</text:p>
          </table:table-cell>
          <table:table-cell table:formula="of:=[.M7] / [.$F29]" office:value-type="float" office:value="0.0297496300879038" calcext:value-type="float">
            <text:p>0.0297496300879038</text:p>
          </table:table-cell>
          <table:table-cell table:formula="of:=[.N7] / [.$F29]" office:value-type="float" office:value="0.0688005911146091" calcext:value-type="float">
            <text:p>0.0688005911146091</text:p>
          </table:table-cell>
          <table:table-cell table:formula="of:=[.O7] / [.$F29]" office:value-type="float" office:value="0.224285490482294" calcext:value-type="float">
            <text:p>0.224285490482294</text:p>
          </table:table-cell>
          <table:table-cell table:number-columns-repeated="6"/>
        </table:table-row>
        <table:table-row table:style-name="ro1">
          <table:table-cell table:formula="of:=[.A8]*[.B8]*[.C8]" office:value-type="float" office:value="1044" calcext:value-type="float">
            <text:p>1044</text:p>
          </table:table-cell>
          <table:table-cell/>
          <table:table-cell table:formula="of:=[.A30] / [.A$46]" office:value-type="float" office:value="29" calcext:value-type="float">
            <text:p>29</text:p>
          </table:table-cell>
          <table:table-cell table:formula="of:=[.F$46] / [.F30]" office:value-type="float" office:value="20.9768683002399" calcext:value-type="float">
            <text:p>20.9768683002399</text:p>
          </table:table-cell>
          <table:table-cell/>
          <table:table-cell table:formula="of:=SUM([.J8:.O8])" office:value-type="float" office:value="4.061526" calcext:value-type="float">
            <text:p>4.061526</text:p>
          </table:table-cell>
          <table:table-cell/>
          <table:table-cell table:formula="of:=[.J8] / [.$F30]" office:value-type="float" office:value="0.0579011435603268" calcext:value-type="float">
            <text:p>0.0579011435603268</text:p>
          </table:table-cell>
          <table:table-cell table:formula="of:=[.K8] / [.$F30]" office:value-type="float" office:value="0.459588341918776" calcext:value-type="float">
            <text:p>0.459588341918776</text:p>
          </table:table-cell>
          <table:table-cell table:formula="of:=[.L8] / [.$F30]" office:value-type="float" office:value="0.173554225677738" calcext:value-type="float">
            <text:p>0.173554225677738</text:p>
          </table:table-cell>
          <table:table-cell table:formula="of:=[.M8] / [.$F30]" office:value-type="float" office:value="0.032402845629943" calcext:value-type="float">
            <text:p>0.032402845629943</text:p>
          </table:table-cell>
          <table:table-cell table:formula="of:=[.N8] / [.$F30]" office:value-type="float" office:value="0.0669354326428047" calcext:value-type="float">
            <text:p>0.0669354326428047</text:p>
          </table:table-cell>
          <table:table-cell table:formula="of:=[.O8] / [.$F30]" office:value-type="float" office:value="0.209618010570411" calcext:value-type="float">
            <text:p>0.209618010570411</text:p>
          </table:table-cell>
          <table:table-cell table:number-columns-repeated="6"/>
        </table:table-row>
        <table:table-row table:style-name="ro1">
          <table:table-cell table:formula="of:=[.A9]*[.B9]*[.C9]" office:value-type="float" office:value="936" calcext:value-type="float">
            <text:p>936</text:p>
          </table:table-cell>
          <table:table-cell/>
          <table:table-cell table:formula="of:=[.A31] / [.A$46]" office:value-type="float" office:value="26" calcext:value-type="float">
            <text:p>26</text:p>
          </table:table-cell>
          <table:table-cell table:formula="of:=[.F$46] / [.F31]" office:value-type="float" office:value="18.447886587134" calcext:value-type="float">
            <text:p>18.447886587134</text:p>
          </table:table-cell>
          <table:table-cell/>
          <table:table-cell table:formula="of:=SUM([.J9:.O9])" office:value-type="float" office:value="4.618312" calcext:value-type="float">
            <text:p>4.618312</text:p>
          </table:table-cell>
          <table:table-cell/>
          <table:table-cell table:formula="of:=[.J9] / [.$F31]" office:value-type="float" office:value="0.0607968885601493" calcext:value-type="float">
            <text:p>0.0607968885601493</text:p>
          </table:table-cell>
          <table:table-cell table:formula="of:=[.K9] / [.$F31]" office:value-type="float" office:value="0.457490529007135" calcext:value-type="float">
            <text:p>0.457490529007135</text:p>
          </table:table-cell>
          <table:table-cell table:formula="of:=[.L9] / [.$F31]" office:value-type="float" office:value="0.175162700138059" calcext:value-type="float">
            <text:p>0.175162700138059</text:p>
          </table:table-cell>
          <table:table-cell table:formula="of:=[.M9] / [.$F31]" office:value-type="float" office:value="0.0307625383473442" calcext:value-type="float">
            <text:p>0.0307625383473442</text:p>
          </table:table-cell>
          <table:table-cell table:formula="of:=[.N9] / [.$F31]" office:value-type="float" office:value="0.0691406297365791" calcext:value-type="float">
            <text:p>0.0691406297365791</text:p>
          </table:table-cell>
          <table:table-cell table:formula="of:=[.O9] / [.$F31]" office:value-type="float" office:value="0.206646714210733" calcext:value-type="float">
            <text:p>0.206646714210733</text:p>
          </table:table-cell>
          <table:table-cell table:number-columns-repeated="6"/>
        </table:table-row>
        <table:table-row table:style-name="ro1">
          <table:table-cell table:formula="of:=[.A10]*[.B10]*[.C10]" office:value-type="float" office:value="828" calcext:value-type="float">
            <text:p>828</text:p>
          </table:table-cell>
          <table:table-cell/>
          <table:table-cell table:formula="of:=[.A32] / [.A$46]" office:value-type="float" office:value="23" calcext:value-type="float">
            <text:p>23</text:p>
          </table:table-cell>
          <table:table-cell table:formula="of:=[.F$46] / [.F32]" office:value-type="float" office:value="16.5543901591666" calcext:value-type="float">
            <text:p>16.5543901591666</text:p>
          </table:table-cell>
          <table:table-cell/>
          <table:table-cell table:formula="of:=SUM([.J10:.O10])" office:value-type="float" office:value="5.146556" calcext:value-type="float">
            <text:p>5.146556</text:p>
          </table:table-cell>
          <table:table-cell/>
          <table:table-cell table:formula="of:=[.J10] / [.$F32]" office:value-type="float" office:value="0.0702823402679384" calcext:value-type="float">
            <text:p>0.0702823402679384</text:p>
          </table:table-cell>
          <table:table-cell table:formula="of:=[.K10] / [.$F32]" office:value-type="float" office:value="0.456909241830848" calcext:value-type="float">
            <text:p>0.456909241830848</text:p>
          </table:table-cell>
          <table:table-cell table:formula="of:=[.L10] / [.$F32]" office:value-type="float" office:value="0.176997588290111" calcext:value-type="float">
            <text:p>0.176997588290111</text:p>
          </table:table-cell>
          <table:table-cell table:formula="of:=[.M10] / [.$F32]" office:value-type="float" office:value="0.032916964276693" calcext:value-type="float">
            <text:p>0.032916964276693</text:p>
          </table:table-cell>
          <table:table-cell table:formula="of:=[.N10] / [.$F32]" office:value-type="float" office:value="0.0710228354651149" calcext:value-type="float">
            <text:p>0.0710228354651149</text:p>
          </table:table-cell>
          <table:table-cell table:formula="of:=[.O10] / [.$F32]" office:value-type="float" office:value="0.191871029869295" calcext:value-type="float">
            <text:p>0.191871029869295</text:p>
          </table:table-cell>
          <table:table-cell table:number-columns-repeated="6"/>
        </table:table-row>
        <table:table-row table:style-name="ro1">
          <table:table-cell table:formula="of:=[.A11]*[.B11]*[.C11]" office:value-type="float" office:value="720" calcext:value-type="float">
            <text:p>720</text:p>
          </table:table-cell>
          <table:table-cell/>
          <table:table-cell table:formula="of:=[.A33] / [.A$46]" office:value-type="float" office:value="20" calcext:value-type="float">
            <text:p>20</text:p>
          </table:table-cell>
          <table:table-cell table:formula="of:=[.F$46] / [.F33]" office:value-type="float" office:value="14.3421938761167" calcext:value-type="float">
            <text:p>14.3421938761167</text:p>
          </table:table-cell>
          <table:table-cell/>
          <table:table-cell table:formula="of:=SUM([.J11:.O11])" office:value-type="float" office:value="5.940381" calcext:value-type="float">
            <text:p>5.940381</text:p>
          </table:table-cell>
          <table:table-cell/>
          <table:table-cell table:formula="of:=[.J11] / [.$F33]" office:value-type="float" office:value="0.0618118602157" calcext:value-type="float">
            <text:p>0.0618118602157</text:p>
          </table:table-cell>
          <table:table-cell table:formula="of:=[.K11] / [.$F33]" office:value-type="float" office:value="0.449490529311167" calcext:value-type="float">
            <text:p>0.449490529311167</text:p>
          </table:table-cell>
          <table:table-cell table:formula="of:=[.L11] / [.$F33]" office:value-type="float" office:value="0.175070925585413" calcext:value-type="float">
            <text:p>0.175070925585413</text:p>
          </table:table-cell>
          <table:table-cell table:formula="of:=[.M11] / [.$F33]" office:value-type="float" office:value="0.033616530656872" calcext:value-type="float">
            <text:p>0.033616530656872</text:p>
          </table:table-cell>
          <table:table-cell table:formula="of:=[.N11] / [.$F33]" office:value-type="float" office:value="0.0701441540534185" calcext:value-type="float">
            <text:p>0.0701441540534185</text:p>
          </table:table-cell>
          <table:table-cell table:formula="of:=[.O11] / [.$F33]" office:value-type="float" office:value="0.20986600017743" calcext:value-type="float">
            <text:p>0.20986600017743</text:p>
          </table:table-cell>
          <table:table-cell table:number-columns-repeated="6"/>
        </table:table-row>
        <table:table-row table:style-name="ro1">
          <table:table-cell table:formula="of:=[.A12]*[.B12]*[.C12]" office:value-type="float" office:value="648" calcext:value-type="float">
            <text:p>648</text:p>
          </table:table-cell>
          <table:table-cell/>
          <table:table-cell table:formula="of:=[.A34] / [.A$46]" office:value-type="float" office:value="18" calcext:value-type="float">
            <text:p>18</text:p>
          </table:table-cell>
          <table:table-cell table:formula="of:=[.F$46] / [.F34]" office:value-type="float" office:value="14.2643357685376" calcext:value-type="float">
            <text:p>14.2643357685376</text:p>
          </table:table-cell>
          <table:table-cell/>
          <table:table-cell table:formula="of:=SUM([.J12:.O12])" office:value-type="float" office:value="5.972805" calcext:value-type="float">
            <text:p>5.972805</text:p>
          </table:table-cell>
          <table:table-cell/>
          <table:table-cell table:formula="of:=[.J12] / [.$F34]" office:value-type="float" office:value="0.0553908925538336" calcext:value-type="float">
            <text:p>0.0553908925538336</text:p>
          </table:table-cell>
          <table:table-cell table:formula="of:=[.K12] / [.$F34]" office:value-type="float" office:value="0.495130512380699" calcext:value-type="float">
            <text:p>0.495130512380699</text:p>
          </table:table-cell>
          <table:table-cell table:formula="of:=[.L12] / [.$F34]" office:value-type="float" office:value="0.149741369423579" calcext:value-type="float">
            <text:p>0.149741369423579</text:p>
          </table:table-cell>
          <table:table-cell table:formula="of:=[.M12] / [.$F34]" office:value-type="float" office:value="0.0388827360009242" calcext:value-type="float">
            <text:p>0.0388827360009242</text:p>
          </table:table-cell>
          <table:table-cell table:formula="of:=[.N12] / [.$F34]" office:value-type="float" office:value="0.0648258230429421" calcext:value-type="float">
            <text:p>0.0648258230429421</text:p>
          </table:table-cell>
          <table:table-cell table:formula="of:=[.O12] / [.$F34]" office:value-type="float" office:value="0.196028666598022" calcext:value-type="float">
            <text:p>0.196028666598022</text:p>
          </table:table-cell>
          <table:table-cell table:number-columns-repeated="6"/>
        </table:table-row>
        <table:table-row table:style-name="ro1">
          <table:table-cell table:formula="of:=[.A13]*[.B13]*[.C13]" office:value-type="float" office:value="576" calcext:value-type="float">
            <text:p>576</text:p>
          </table:table-cell>
          <table:table-cell/>
          <table:table-cell table:formula="of:=[.A35] / [.A$46]" office:value-type="float" office:value="16" calcext:value-type="float">
            <text:p>16</text:p>
          </table:table-cell>
          <table:table-cell table:formula="of:=[.F$46] / [.F35]" office:value-type="float" office:value="12.6884161702883" calcext:value-type="float">
            <text:p>12.6884161702883</text:p>
          </table:table-cell>
          <table:table-cell/>
          <table:table-cell table:formula="of:=SUM([.J13:.O13])" office:value-type="float" office:value="6.714636" calcext:value-type="float">
            <text:p>6.714636</text:p>
          </table:table-cell>
          <table:table-cell/>
          <table:table-cell table:formula="of:=[.J13] / [.$F35]" office:value-type="float" office:value="0.0567315934921863" calcext:value-type="float">
            <text:p>0.0567315934921863</text:p>
          </table:table-cell>
          <table:table-cell table:formula="of:=[.K13] / [.$F35]" office:value-type="float" office:value="0.49386683060705" calcext:value-type="float">
            <text:p>0.49386683060705</text:p>
          </table:table-cell>
          <table:table-cell table:formula="of:=[.L13] / [.$F35]" office:value-type="float" office:value="0.149474074246169" calcext:value-type="float">
            <text:p>0.149474074246169</text:p>
          </table:table-cell>
          <table:table-cell table:formula="of:=[.M13] / [.$F35]" office:value-type="float" office:value="0.0408693784741273" calcext:value-type="float">
            <text:p>0.0408693784741273</text:p>
          </table:table-cell>
          <table:table-cell table:formula="of:=[.N13] / [.$F35]" office:value-type="float" office:value="0.062056826311955" calcext:value-type="float">
            <text:p>0.062056826311955</text:p>
          </table:table-cell>
          <table:table-cell table:formula="of:=[.O13] / [.$F35]" office:value-type="float" office:value="0.197001296868512" calcext:value-type="float">
            <text:p>0.197001296868512</text:p>
          </table:table-cell>
          <table:table-cell table:number-columns-repeated="6"/>
        </table:table-row>
        <table:table-row table:style-name="ro1">
          <table:table-cell table:formula="of:=[.A14]*[.B14]*[.C14]" office:value-type="float" office:value="504" calcext:value-type="float">
            <text:p>504</text:p>
          </table:table-cell>
          <table:table-cell/>
          <table:table-cell table:formula="of:=[.A36] / [.A$46]" office:value-type="float" office:value="14" calcext:value-type="float">
            <text:p>14</text:p>
          </table:table-cell>
          <table:table-cell table:formula="of:=[.F$46] / [.F36]" office:value-type="float" office:value="10.5077575376962" calcext:value-type="float">
            <text:p>10.5077575376962</text:p>
          </table:table-cell>
          <table:table-cell/>
          <table:table-cell table:formula="of:=SUM([.J14:.O14])" office:value-type="float" office:value="8.108114" calcext:value-type="float">
            <text:p>8.108114</text:p>
          </table:table-cell>
          <table:table-cell/>
          <table:table-cell table:formula="of:=[.J14] / [.$F36]" office:value-type="float" office:value="0.0715015847088484" calcext:value-type="float">
            <text:p>0.0715015847088484</text:p>
          </table:table-cell>
          <table:table-cell table:formula="of:=[.K14] / [.$F36]" office:value-type="float" office:value="0.466541170980082" calcext:value-type="float">
            <text:p>0.466541170980082</text:p>
          </table:table-cell>
          <table:table-cell table:formula="of:=[.L14] / [.$F36]" office:value-type="float" office:value="0.17489159624544" calcext:value-type="float">
            <text:p>0.17489159624544</text:p>
          </table:table-cell>
          <table:table-cell table:formula="of:=[.M14] / [.$F36]" office:value-type="float" office:value="0.0387012318771048" calcext:value-type="float">
            <text:p>0.0387012318771048</text:p>
          </table:table-cell>
          <table:table-cell table:formula="of:=[.N14] / [.$F36]" office:value-type="float" office:value="0.0753331785912235" calcext:value-type="float">
            <text:p>0.0753331785912235</text:p>
          </table:table-cell>
          <table:table-cell table:formula="of:=[.O14] / [.$F36]" office:value-type="float" office:value="0.173031237597301" calcext:value-type="float">
            <text:p>0.173031237597301</text:p>
          </table:table-cell>
          <table:table-cell table:number-columns-repeated="6"/>
        </table:table-row>
        <table:table-row table:style-name="ro1">
          <table:table-cell table:formula="of:=[.A15]*[.B15]*[.C15]" office:value-type="float" office:value="432" calcext:value-type="float">
            <text:p>432</text:p>
          </table:table-cell>
          <table:table-cell/>
          <table:table-cell table:formula="of:=[.A37] / [.A$46]" office:value-type="float" office:value="12" calcext:value-type="float">
            <text:p>12</text:p>
          </table:table-cell>
          <table:table-cell table:formula="of:=[.F$46] / [.F37]" office:value-type="float" office:value="9.09084755268274" calcext:value-type="float">
            <text:p>9.09084755268274</text:p>
          </table:table-cell>
          <table:table-cell/>
          <table:table-cell table:formula="of:=SUM([.J15:.O15])" office:value-type="float" office:value="9.371854" calcext:value-type="float">
            <text:p>9.371854</text:p>
          </table:table-cell>
          <table:table-cell/>
          <table:table-cell table:formula="of:=[.J15] / [.$F37]" office:value-type="float" office:value="0.076253962129585" calcext:value-type="float">
            <text:p>0.076253962129585</text:p>
          </table:table-cell>
          <table:table-cell table:formula="of:=[.K15] / [.$F37]" office:value-type="float" office:value="0.466535223446716" calcext:value-type="float">
            <text:p>0.466535223446716</text:p>
          </table:table-cell>
          <table:table-cell table:formula="of:=[.L15] / [.$F37]" office:value-type="float" office:value="0.191801430111907" calcext:value-type="float">
            <text:p>0.191801430111907</text:p>
          </table:table-cell>
          <table:table-cell table:formula="of:=[.M15] / [.$F37]" office:value-type="float" office:value="0.0433187499506501" calcext:value-type="float">
            <text:p>0.0433187499506501</text:p>
          </table:table-cell>
          <table:table-cell table:formula="of:=[.N15] / [.$F37]" office:value-type="float" office:value="0.0707218657055477" calcext:value-type="float">
            <text:p>0.0707218657055477</text:p>
          </table:table-cell>
          <table:table-cell table:formula="of:=[.O15] / [.$F37]" office:value-type="float" office:value="0.151368768655594" calcext:value-type="float">
            <text:p>0.151368768655594</text:p>
          </table:table-cell>
          <table:table-cell table:number-columns-repeated="6"/>
        </table:table-row>
        <table:table-row table:style-name="ro1">
          <table:table-cell table:formula="of:=[.A16]*[.B16]*[.C16]" office:value-type="float" office:value="360" calcext:value-type="float">
            <text:p>360</text:p>
          </table:table-cell>
          <table:table-cell/>
          <table:table-cell table:formula="of:=[.A38] / [.A$46]" office:value-type="float" office:value="10" calcext:value-type="float">
            <text:p>10</text:p>
          </table:table-cell>
          <table:table-cell table:formula="of:=[.F$46] / [.F38]" office:value-type="float" office:value="7.7490573588585" calcext:value-type="float">
            <text:p>7.7490573588585</text:p>
          </table:table-cell>
          <table:table-cell/>
          <table:table-cell table:formula="of:=SUM([.J16:.O16])" office:value-type="float" office:value="10.99464" calcext:value-type="float">
            <text:p>10.99464</text:p>
          </table:table-cell>
          <table:table-cell/>
          <table:table-cell table:formula="of:=[.J16] / [.$F38]" office:value-type="float" office:value="0.0722130056100063" calcext:value-type="float">
            <text:p>0.0722130056100063</text:p>
          </table:table-cell>
          <table:table-cell table:formula="of:=[.K16] / [.$F38]" office:value-type="float" office:value="0.474599441182249" calcext:value-type="float">
            <text:p>0.474599441182249</text:p>
          </table:table-cell>
          <table:table-cell table:formula="of:=[.L16] / [.$F38]" office:value-type="float" office:value="0.199108838488573" calcext:value-type="float">
            <text:p>0.199108838488573</text:p>
          </table:table-cell>
          <table:table-cell table:formula="of:=[.M16] / [.$F38]" office:value-type="float" office:value="0.0451635524219074" calcext:value-type="float">
            <text:p>0.0451635524219074</text:p>
          </table:table-cell>
          <table:table-cell table:formula="of:=[.N16] / [.$F38]" office:value-type="float" office:value="0.0704037603777841" calcext:value-type="float">
            <text:p>0.0704037603777841</text:p>
          </table:table-cell>
          <table:table-cell table:formula="of:=[.O16] / [.$F38]" office:value-type="float" office:value="0.138511401919481" calcext:value-type="float">
            <text:p>0.138511401919481</text:p>
          </table:table-cell>
          <table:table-cell table:number-columns-repeated="6"/>
        </table:table-row>
        <table:table-row table:style-name="ro1">
          <table:table-cell table:formula="of:=[.A17]*[.B17]*[.C17]" office:value-type="float" office:value="288" calcext:value-type="float">
            <text:p>288</text:p>
          </table:table-cell>
          <table:table-cell/>
          <table:table-cell table:formula="of:=[.A39] / [.A$46]" office:value-type="float" office:value="8" calcext:value-type="float">
            <text:p>8</text:p>
          </table:table-cell>
          <table:table-cell table:formula="of:=[.F$46] / [.F39]" office:value-type="float" office:value="6.68104451212072" calcext:value-type="float">
            <text:p>6.68104451212072</text:p>
          </table:table-cell>
          <table:table-cell/>
          <table:table-cell table:formula="of:=SUM([.J17:.O17])" office:value-type="float" office:value="12.752212" calcext:value-type="float">
            <text:p>12.752212</text:p>
          </table:table-cell>
          <table:table-cell/>
          <table:table-cell table:formula="of:=[.J17] / [.$F39]" office:value-type="float" office:value="0.0677250346841787" calcext:value-type="float">
            <text:p>0.0677250346841787</text:p>
          </table:table-cell>
          <table:table-cell table:formula="of:=[.K17] / [.$F39]" office:value-type="float" office:value="0.524591968828624" calcext:value-type="float">
            <text:p>0.524591968828624</text:p>
          </table:table-cell>
          <table:table-cell table:formula="of:=[.L17] / [.$F39]" office:value-type="float" office:value="0.163408434552374" calcext:value-type="float">
            <text:p>0.163408434552374</text:p>
          </table:table-cell>
          <table:table-cell table:formula="of:=[.M17] / [.$F39]" office:value-type="float" office:value="0.0491327308548509" calcext:value-type="float">
            <text:p>0.0491327308548509</text:p>
          </table:table-cell>
          <table:table-cell table:formula="of:=[.N17] / [.$F39]" office:value-type="float" office:value="0.0581022335575977" calcext:value-type="float">
            <text:p>0.0581022335575977</text:p>
          </table:table-cell>
          <table:table-cell table:formula="of:=[.O17] / [.$F39]" office:value-type="float" office:value="0.137039597522375" calcext:value-type="float">
            <text:p>0.137039597522375</text:p>
          </table:table-cell>
          <table:table-cell table:number-columns-repeated="6"/>
        </table:table-row>
        <table:table-row table:style-name="ro1">
          <table:table-cell table:formula="of:=[.A18]*[.B18]*[.C18]" office:value-type="float" office:value="216" calcext:value-type="float">
            <text:p>216</text:p>
          </table:table-cell>
          <table:table-cell/>
          <table:table-cell table:formula="of:=[.A40] / [.A$46]" office:value-type="float" office:value="6" calcext:value-type="float">
            <text:p>6</text:p>
          </table:table-cell>
          <table:table-cell table:formula="of:=[.F$46] / [.F40]" office:value-type="float" office:value="5.22975181449435" calcext:value-type="float">
            <text:p>5.22975181449435</text:p>
          </table:table-cell>
          <table:table-cell/>
          <table:table-cell table:formula="of:=SUM([.J18:.O18])" office:value-type="float" office:value="16.29104" calcext:value-type="float">
            <text:p>16.29104</text:p>
          </table:table-cell>
          <table:table-cell/>
          <table:table-cell table:formula="of:=[.J18] / [.$F40]" office:value-type="float" office:value="0.0677331220106267" calcext:value-type="float">
            <text:p>0.0677331220106267</text:p>
          </table:table-cell>
          <table:table-cell table:formula="of:=[.K18] / [.$F40]" office:value-type="float" office:value="0.513463351633782" calcext:value-type="float">
            <text:p>0.513463351633782</text:p>
          </table:table-cell>
          <table:table-cell table:formula="of:=[.L18] / [.$F40]" office:value-type="float" office:value="0.172013511721781" calcext:value-type="float">
            <text:p>0.172013511721781</text:p>
          </table:table-cell>
          <table:table-cell table:formula="of:=[.M18] / [.$F40]" office:value-type="float" office:value="0.0530524140877439" calcext:value-type="float">
            <text:p>0.0530524140877439</text:p>
          </table:table-cell>
          <table:table-cell table:formula="of:=[.N18] / [.$F40]" office:value-type="float" office:value="0.0611729515119968" calcext:value-type="float">
            <text:p>0.0611729515119968</text:p>
          </table:table-cell>
          <table:table-cell table:formula="of:=[.O18] / [.$F40]" office:value-type="float" office:value="0.13256464903407" calcext:value-type="float">
            <text:p>0.13256464903407</text:p>
          </table:table-cell>
          <table:table-cell table:number-columns-repeated="6"/>
        </table:table-row>
        <table:table-row table:style-name="ro1">
          <table:table-cell table:formula="of:=[.A19]*[.B19]*[.C19]" office:value-type="float" office:value="144" calcext:value-type="float">
            <text:p>144</text:p>
          </table:table-cell>
          <table:table-cell/>
          <table:table-cell table:formula="of:=[.A41] / [.A$46]" office:value-type="float" office:value="4" calcext:value-type="float">
            <text:p>4</text:p>
          </table:table-cell>
          <table:table-cell table:formula="of:=[.F$46] / [.F41]" office:value-type="float" office:value="3.58014845677866" calcext:value-type="float">
            <text:p>3.58014845677866</text:p>
          </table:table-cell>
          <table:table-cell/>
          <table:table-cell table:formula="of:=SUM([.J19:.O19])" office:value-type="float" office:value="23.797364" calcext:value-type="float">
            <text:p>23.797364</text:p>
          </table:table-cell>
          <table:table-cell/>
          <table:table-cell table:formula="of:=[.J19] / [.$F41]" office:value-type="float" office:value="0.0671662205948524" calcext:value-type="float">
            <text:p>0.0671662205948524</text:p>
          </table:table-cell>
          <table:table-cell table:formula="of:=[.K19] / [.$F41]" office:value-type="float" office:value="0.526459611240976" calcext:value-type="float">
            <text:p>0.526459611240976</text:p>
          </table:table-cell>
          <table:table-cell table:formula="of:=[.L19] / [.$F41]" office:value-type="float" office:value="0.175579068337149" calcext:value-type="float">
            <text:p>0.175579068337149</text:p>
          </table:table-cell>
          <table:table-cell table:formula="of:=[.M19] / [.$F41]" office:value-type="float" office:value="0.057224909447954" calcext:value-type="float">
            <text:p>0.057224909447954</text:p>
          </table:table-cell>
          <table:table-cell table:formula="of:=[.N19] / [.$F41]" office:value-type="float" office:value="0.0603238241008542" calcext:value-type="float">
            <text:p>0.0603238241008542</text:p>
          </table:table-cell>
          <table:table-cell table:formula="of:=[.O19] / [.$F41]" office:value-type="float" office:value="0.113246366278215" calcext:value-type="float">
            <text:p>0.113246366278215</text:p>
          </table:table-cell>
          <table:table-cell table:number-columns-repeated="6"/>
        </table:table-row>
        <table:table-row table:style-name="ro1">
          <table:table-cell table:formula="of:=[.A20]*[.B20]*[.C20]" office:value-type="float" office:value="72" calcext:value-type="float">
            <text:p>72</text:p>
          </table:table-cell>
          <table:table-cell/>
          <table:table-cell table:formula="of:=[.A42] / [.A$46]" office:value-type="float" office:value="2" calcext:value-type="float">
            <text:p>2</text:p>
          </table:table-cell>
          <table:table-cell table:formula="of:=[.F$46] / [.F42]" office:value-type="float" office:value="1.89947745143912" calcext:value-type="float">
            <text:p>1.89947745143912</text:p>
          </table:table-cell>
          <table:table-cell/>
          <table:table-cell table:formula="of:=SUM([.J20:.O20])" office:value-type="float" office:value="44.853439" calcext:value-type="float">
            <text:p>44.853439</text:p>
          </table:table-cell>
          <table:table-cell/>
          <table:table-cell table:formula="of:=[.J20] / [.$F42]" office:value-type="float" office:value="0.0707326142818168" calcext:value-type="float">
            <text:p>0.0707326142818168</text:p>
          </table:table-cell>
          <table:table-cell table:formula="of:=[.K20] / [.$F42]" office:value-type="float" office:value="0.541092066541431" calcext:value-type="float">
            <text:p>0.541092066541431</text:p>
          </table:table-cell>
          <table:table-cell table:formula="of:=[.L20] / [.$F42]" office:value-type="float" office:value="0.184982627530522" calcext:value-type="float">
            <text:p>0.184982627530522</text:p>
          </table:table-cell>
          <table:table-cell table:formula="of:=[.M20] / [.$F42]" office:value-type="float" office:value="0.0622167232260608" calcext:value-type="float">
            <text:p>0.0622167232260608</text:p>
          </table:table-cell>
          <table:table-cell table:formula="of:=[.N20] / [.$F42]" office:value-type="float" office:value="0.0629453184180593" calcext:value-type="float">
            <text:p>0.0629453184180593</text:p>
          </table:table-cell>
          <table:table-cell table:formula="of:=[.O20] / [.$F42]" office:value-type="float" office:value="0.0780306500021102" calcext:value-type="float">
            <text:p>0.0780306500021102</text:p>
          </table:table-cell>
          <table:table-cell table:number-columns-repeated="6"/>
        </table:table-row>
        <table:table-row table:style-name="ro1">
          <table:table-cell table:formula="of:=[.A21]*[.B21]*[.C21]" office:value-type="float" office:value="36" calcext:value-type="float">
            <text:p>36</text:p>
          </table:table-cell>
          <table:table-cell/>
          <table:table-cell table:formula="of:=[.A43] / [.A$46]" office:value-type="float" office:value="1" calcext:value-type="float">
            <text:p>1</text:p>
          </table:table-cell>
          <table:table-cell table:formula="of:=[.F$46] / [.F43]" office:value-type="float" office:value="1" calcext:value-type="float">
            <text:p>1</text:p>
          </table:table-cell>
          <table:table-cell/>
          <table:table-cell table:formula="of:=SUM([.J21:.O21])" office:value-type="float" office:value="85.198096" calcext:value-type="float">
            <text:p>85.198096</text:p>
          </table:table-cell>
          <table:table-cell/>
          <table:table-cell table:formula="of:=[.J21] / [.$F43]" office:value-type="float" office:value="0.0727925070062599" calcext:value-type="float">
            <text:p>0.0727925070062599</text:p>
          </table:table-cell>
          <table:table-cell table:formula="of:=[.K21] / [.$F43]" office:value-type="float" office:value="0.556750188407966" calcext:value-type="float">
            <text:p>0.556750188407966</text:p>
          </table:table-cell>
          <table:table-cell table:formula="of:=[.L21] / [.$F43]" office:value-type="float" office:value="0.194007821489344" calcext:value-type="float">
            <text:p>0.194007821489344</text:p>
          </table:table-cell>
          <table:table-cell table:formula="of:=[.M21] / [.$F43]" office:value-type="float" office:value="0.0689824218606951" calcext:value-type="float">
            <text:p>0.0689824218606951</text:p>
          </table:table-cell>
          <table:table-cell table:formula="of:=[.N21] / [.$F43]" office:value-type="float" office:value="0.0653439367940805" calcext:value-type="float">
            <text:p>0.0653439367940805</text:p>
          </table:table-cell>
          <table:table-cell table:formula="of:=[.O21] / [.$F43]" office:value-type="float" office:value="0.0421231244416542" calcext:value-type="float">
            <text:p>0.0421231244416542</text:p>
          </table:table-cell>
          <table:table-cell table:number-columns-repeated="6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A44] / [.A$46]" office:value-type="float" office:value="1" calcext:value-type="float">
            <text:p>1</text:p>
          </table:table-cell>
          <table:table-cell table:formula="of:=[.F$46] / [.F44]" office:value-type="float" office:value="1" calcext:value-type="float">
            <text:p>1</text:p>
          </table:table-cell>
          <table:table-cell/>
          <table:table-cell table:formula="of:=SUM([.J22:.O22])" office:value-type="float" office:value="85.198096" calcext:value-type="float">
            <text:p>85.198096</text:p>
          </table:table-cell>
          <table:table-cell/>
          <table:table-cell table:formula="of:=[.J22] / [.$F44]" office:value-type="float" office:value="0.0727925070062599" calcext:value-type="float">
            <text:p>0.0727925070062599</text:p>
          </table:table-cell>
          <table:table-cell table:formula="of:=[.K22] / [.$F44]" office:value-type="float" office:value="0.556750188407966" calcext:value-type="float">
            <text:p>0.556750188407966</text:p>
          </table:table-cell>
          <table:table-cell table:formula="of:=[.L22] / [.$F44]" office:value-type="float" office:value="0.194007821489344" calcext:value-type="float">
            <text:p>0.194007821489344</text:p>
          </table:table-cell>
          <table:table-cell table:formula="of:=[.M22] / [.$F44]" office:value-type="float" office:value="0.0689824218606951" calcext:value-type="float">
            <text:p>0.0689824218606951</text:p>
          </table:table-cell>
          <table:table-cell table:formula="of:=[.N22] / [.$F44]" office:value-type="float" office:value="0.0653439367940805" calcext:value-type="float">
            <text:p>0.0653439367940805</text:p>
          </table:table-cell>
          <table:table-cell table:formula="of:=[.O22] / [.$F44]" office:value-type="float" office:value="0.0421231244416542" calcext:value-type="float">
            <text:p>0.0421231244416542</text:p>
          </table:table-cell>
          <table:table-cell table:number-columns-repeated="6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A45] / [.A$46]" office:value-type="float" office:value="1" calcext:value-type="float">
            <text:p>1</text:p>
          </table:table-cell>
          <table:table-cell table:formula="of:=[.F$46] / [.F45]" office:value-type="float" office:value="1" calcext:value-type="float">
            <text:p>1</text:p>
          </table:table-cell>
          <table:table-cell/>
          <table:table-cell table:formula="of:=SUM([.J23:.O23])" office:value-type="float" office:value="85.198096" calcext:value-type="float">
            <text:p>85.198096</text:p>
          </table:table-cell>
          <table:table-cell/>
          <table:table-cell table:formula="of:=[.J23] / [.$F45]" office:value-type="float" office:value="0.0727925070062599" calcext:value-type="float">
            <text:p>0.0727925070062599</text:p>
          </table:table-cell>
          <table:table-cell table:formula="of:=[.K23] / [.$F45]" office:value-type="float" office:value="0.556750188407966" calcext:value-type="float">
            <text:p>0.556750188407966</text:p>
          </table:table-cell>
          <table:table-cell table:formula="of:=[.L23] / [.$F45]" office:value-type="float" office:value="0.194007821489344" calcext:value-type="float">
            <text:p>0.194007821489344</text:p>
          </table:table-cell>
          <table:table-cell table:formula="of:=[.M23] / [.$F45]" office:value-type="float" office:value="0.0689824218606951" calcext:value-type="float">
            <text:p>0.0689824218606951</text:p>
          </table:table-cell>
          <table:table-cell table:formula="of:=[.N23] / [.$F45]" office:value-type="float" office:value="0.0653439367940805" calcext:value-type="float">
            <text:p>0.0653439367940805</text:p>
          </table:table-cell>
          <table:table-cell table:formula="of:=[.O23] / [.$F45]" office:value-type="float" office:value="0.0421231244416542" calcext:value-type="float">
            <text:p>0.0421231244416542</text:p>
          </table:table-cell>
          <table:table-cell table:number-columns-repeated="6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A46] / [.A$46]" office:value-type="float" office:value="1" calcext:value-type="float">
            <text:p>1</text:p>
          </table:table-cell>
          <table:table-cell table:formula="of:=[.F$46] / [.F46]" office:value-type="float" office:value="1" calcext:value-type="float">
            <text:p>1</text:p>
          </table:table-cell>
          <table:table-cell/>
          <table:table-cell table:formula="of:=SUM([.J24:.O24])" office:value-type="float" office:value="85.198096" calcext:value-type="float">
            <text:p>85.198096</text:p>
          </table:table-cell>
          <table:table-cell/>
          <table:table-cell table:formula="of:=[.J24] / [.$F46]" office:value-type="float" office:value="0.0727925070062599" calcext:value-type="float">
            <text:p>0.0727925070062599</text:p>
          </table:table-cell>
          <table:table-cell table:formula="of:=[.K24] / [.$F46]" office:value-type="float" office:value="0.556750188407966" calcext:value-type="float">
            <text:p>0.556750188407966</text:p>
          </table:table-cell>
          <table:table-cell table:formula="of:=[.L24] / [.$F46]" office:value-type="float" office:value="0.194007821489344" calcext:value-type="float">
            <text:p>0.194007821489344</text:p>
          </table:table-cell>
          <table:table-cell table:formula="of:=[.M24] / [.$F46]" office:value-type="float" office:value="0.0689824218606951" calcext:value-type="float">
            <text:p>0.0689824218606951</text:p>
          </table:table-cell>
          <table:table-cell table:formula="of:=[.N24] / [.$F46]" office:value-type="float" office:value="0.0653439367940805" calcext:value-type="float">
            <text:p>0.0653439367940805</text:p>
          </table:table-cell>
          <table:table-cell table:formula="of:=[.O24] / [.$F46]" office:value-type="float" office:value="0.0421231244416542" calcext:value-type="float">
            <text:p>0.04212312444165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22:15:47.2601267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22:16:18.500574999</dc:date>
    <meta:editing-duration>PT2H19M7S</meta:editing-duration>
    <meta:editing-cycles>46</meta:editing-cycles>
    <meta:generator>LibreOffice/7.2.4.1$Linux_X86_64 LibreOffice_project/20$Build-1</meta:generator>
    <meta:document-statistic meta:table-count="1" meta:cell-count="5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legend chart:legend-position="end" svg:x="1.538cm" svg:y="0.581cm" style:legend-expansion="custom" svg:width="7.56cm" svg:height="1.014cm" style:legend-expansion-aspect-ratio="7.45562130177515" chart:style-name="ch2"/>
        <chart:plot-area chart:style-name="ch3" table:cell-range-address="Sheet1.A27:Sheet1.A45 Sheet1.C26:Sheet1.D45" chart:data-source-has-labels="row" svg:x="0.564cm" svg:y="0.189cm" svg:width="9.391cm" svg:height="7.97cm">
          <chart:coordinate-region svg:x="1.185cm" svg:y="0.389cm" svg:width="8.398cm" svg:height="7.123cm"/>
          <chart:axis chart:dimension="x" chart:name="primary-x" chart:style-name="ch4">
            <chart:title svg:x="4.368cm" svg:y="8.339cm" chart:style-name="ch5">
              <text:p>#processes</text:p>
            </chart:title>
          </chart:axis>
          <chart:axis chart:dimension="y" chart:name="primary-y" chart:style-name="ch6">
            <chart:title svg:x="0cm" svg:y="4.893cm" chart:style-name="ch7">
              <text:p>Speedup</text:p>
            </chart:title>
            <chart:grid chart:style-name="ch8" chart:class="major"/>
          </chart:axis>
          <chart:series chart:style-name="ch9" chart:values-cell-range-address="Sheet1.C27:Sheet1.C45" chart:label-cell-address="Sheet1.C26:Sheet1.C26" chart:class="chart:scatter">
            <chart:domain table:cell-range-address="Sheet1.A27:Sheet1.A45"/>
            <chart:data-point chart:repeated="19"/>
          </chart:series>
          <chart:series chart:style-name="ch10" chart:values-cell-range-address="Sheet1.D27:Sheet1.D45" chart:label-cell-address="Sheet1.D26:Sheet1.D26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speedup</text:p>
                <draw:g>
                  <svg:desc>Sheet1.C26:Sheet1.C26</svg:desc>
                </draw:g>
              </table:table-cell>
              <table:table-cell office:value-type="string">
                <text:p>speedup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27:Sheet1.A45</svg:desc>
                </draw:g>
              </table:table-cell>
              <table:table-cell office:value-type="float" office:value="38">
                <text:p>38</text:p>
                <draw:g>
                  <svg:desc>Sheet1.C27:Sheet1.C45</svg:desc>
                </draw:g>
              </table:table-cell>
              <table:table-cell office:value-type="float" office:value="25.497777723243">
                <text:p>25.497777723243</text:p>
                <draw:g>
                  <svg:desc>Sheet1.D27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3.8365625789499">
                <text:p>23.8365625789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2.6610147627043">
                <text:p>22.6610147627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0.9768683002399">
                <text:p>20.976868300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18.447886587134">
                <text:p>18.447886587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6.5543901591666">
                <text:p>16.5543901591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4.3421938761167">
                <text:p>14.3421938761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2643357685376">
                <text:p>14.2643357685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2.6884161702883">
                <text:p>12.6884161702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0.5077575376962">
                <text:p>10.5077575376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09084755268274">
                <text:p>9.09084755268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7.7490573588585">
                <text:p>7.7490573588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68104451212072">
                <text:p>6.68104451212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22975181449435">
                <text:p>5.22975181449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58014845677866">
                <text:p>3.58014845677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89947745143912">
                <text:p>1.89947745143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336cm" svg:y="0.304cm" style:legend-expansion="custom" svg:width="14.521cm" svg:height="0.924cm" style:legend-expansion-aspect-ratio="15.715367965368" chart:style-name="ch2"/>
        <chart:plot-area chart:style-name="ch3" table:cell-range-address="Sheet1.A27:Sheet1.A47 Sheet1.H26:Sheet1.M26 Sheet1.H28:Sheet1.H47 Sheet1.I27:Sheet1.M47" chart:data-source-has-labels="row" svg:x="0.642cm" svg:y="1.187cm" svg:width="19.089cm" svg:height="7.243cm">
          <chart:coordinate-region svg:x="1.369cm" svg:y="1.387cm" svg:width="17.99cm" svg:height="6.396cm"/>
          <chart:axis chart:dimension="x" chart:name="primary-x" chart:style-name="ch4">
            <chart:title svg:x="9.295cm" svg:y="8.441cm" chart:style-name="ch5">
              <text:p>#processes</text:p>
            </chart:title>
          </chart:axis>
          <chart:axis chart:dimension="y" chart:name="primary-y" chart:style-name="ch6">
            <chart:title svg:x="0.099cm" svg:y="6.124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H28:Sheet1.H47" chart:label-cell-address="Sheet1.H26:Sheet1.H26" chart:class="chart:scatter">
            <chart:domain table:cell-range-address="Sheet1.A27:Sheet1.A47"/>
            <chart:data-point chart:repeated="21"/>
          </chart:series>
          <chart:series chart:style-name="ch10" chart:values-cell-range-address="Sheet1.I27:Sheet1.I47" chart:label-cell-address="Sheet1.I26:Sheet1.I26" chart:class="chart:scatter">
            <chart:data-point chart:repeated="21"/>
          </chart:series>
          <chart:series chart:style-name="ch11" chart:values-cell-range-address="Sheet1.J27:Sheet1.J47" chart:label-cell-address="Sheet1.J26:Sheet1.J26" chart:class="chart:scatter">
            <chart:data-point chart:repeated="21"/>
          </chart:series>
          <chart:series chart:style-name="ch12" chart:values-cell-range-address="Sheet1.K27:Sheet1.K47" chart:label-cell-address="Sheet1.K26:Sheet1.K26" chart:class="chart:scatter">
            <chart:data-point chart:repeated="21"/>
          </chart:series>
          <chart:series chart:style-name="ch13" chart:values-cell-range-address="Sheet1.L27:Sheet1.L47" chart:label-cell-address="Sheet1.L26:Sheet1.L26" chart:class="chart:scatter">
            <chart:data-point chart:repeated="21"/>
          </chart:series>
          <chart:series chart:style-name="ch14" chart:values-cell-range-address="Sheet1.M27:Sheet1.M47" chart:label-cell-address="Sheet1.M26:Sheet1.M26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H26:Sheet1.H26</svg:desc>
                </draw:g>
              </table:table-cell>
              <table:table-cell office:value-type="string">
                <text:p>symbolic step</text:p>
                <draw:g>
                  <svg:desc>Sheet1.I26:Sheet1.I26</svg:desc>
                </draw:g>
              </table:table-cell>
              <table:table-cell office:value-type="string">
                <text:p>duplicates elimination</text:p>
                <draw:g>
                  <svg:desc>Sheet1.J26:Sheet1.J26</svg:desc>
                </draw:g>
              </table:table-cell>
              <table:table-cell office:value-type="string">
                <text:p>pre-object generation</text:p>
                <draw:g>
                  <svg:desc>Sheet1.K26:Sheet1.K26</svg:desc>
                </draw:g>
              </table:table-cell>
              <table:table-cell office:value-type="string">
                <text:p>object generation</text:p>
                <draw:g>
                  <svg:desc>Sheet1.L26:Sheet1.L26</svg:desc>
                </draw:g>
              </table:table-cell>
              <table:table-cell office:value-type="string">
                <text:p>communication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27:Sheet1.A47</svg:desc>
                </draw:g>
              </table:table-cell>
              <table:table-cell office:value-type="float" office:value="0.0559631767238039">
                <text:p>0.0559631767238039</text:p>
                <draw:g>
                  <svg:desc>Sheet1.H28:Sheet1.H47</svg:desc>
                </draw:g>
              </table:table-cell>
              <table:table-cell office:value-type="float" office:value="0.433755622280887">
                <text:p>0.433755622280887</text:p>
                <draw:g>
                  <svg:desc>Sheet1.I27:Sheet1.I47</svg:desc>
                </draw:g>
              </table:table-cell>
              <table:table-cell office:value-type="float" office:value="0.155735048226892">
                <text:p>0.155735048226892</text:p>
                <draw:g>
                  <svg:desc>Sheet1.J27:Sheet1.J47</svg:desc>
                </draw:g>
              </table:table-cell>
              <table:table-cell office:value-type="float" office:value="0.0269719844388254">
                <text:p>0.0269719844388254</text:p>
                <draw:g>
                  <svg:desc>Sheet1.K27:Sheet1.K47</svg:desc>
                </draw:g>
              </table:table-cell>
              <table:table-cell office:value-type="float" office:value="0.0680404849115324">
                <text:p>0.0680404849115324</text:p>
                <draw:g>
                  <svg:desc>Sheet1.L27:Sheet1.L47</svg:desc>
                </draw:g>
              </table:table-cell>
              <table:table-cell office:value-type="float" office:value="0.26091962244489">
                <text:p>0.26091962244489</text:p>
                <draw:g>
                  <svg:desc>Sheet1.M27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0.0574908429633716">
                <text:p>0.0574908429633716</text:p>
              </table:table-cell>
              <table:table-cell office:value-type="float" office:value="0.440157000286213">
                <text:p>0.440157000286213</text:p>
              </table:table-cell>
              <table:table-cell office:value-type="float" office:value="0.166929051907513">
                <text:p>0.166929051907513</text:p>
              </table:table-cell>
              <table:table-cell office:value-type="float" office:value="0.0277755317812549">
                <text:p>0.0277755317812549</text:p>
              </table:table-cell>
              <table:table-cell office:value-type="float" office:value="0.0647775861919429">
                <text:p>0.0647775861919429</text:p>
              </table:table-cell>
              <table:table-cell office:value-type="float" office:value="0.244397653109272">
                <text:p>0.244397653109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0.0579011435603268">
                <text:p>0.0579011435603268</text:p>
              </table:table-cell>
              <table:table-cell office:value-type="float" office:value="0.449637561950136">
                <text:p>0.449637561950136</text:p>
              </table:table-cell>
              <table:table-cell office:value-type="float" office:value="0.170035883401686">
                <text:p>0.170035883401686</text:p>
              </table:table-cell>
              <table:table-cell office:value-type="float" office:value="0.0297496300879038">
                <text:p>0.0297496300879038</text:p>
              </table:table-cell>
              <table:table-cell office:value-type="float" office:value="0.0688005911146091">
                <text:p>0.0688005911146091</text:p>
              </table:table-cell>
              <table:table-cell office:value-type="float" office:value="0.224285490482294">
                <text:p>0.22428549048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0.0607968885601493">
                <text:p>0.0607968885601493</text:p>
              </table:table-cell>
              <table:table-cell office:value-type="float" office:value="0.459588341918776">
                <text:p>0.459588341918776</text:p>
              </table:table-cell>
              <table:table-cell office:value-type="float" office:value="0.173554225677738">
                <text:p>0.173554225677738</text:p>
              </table:table-cell>
              <table:table-cell office:value-type="float" office:value="0.032402845629943">
                <text:p>0.032402845629943</text:p>
              </table:table-cell>
              <table:table-cell office:value-type="float" office:value="0.0669354326428047">
                <text:p>0.0669354326428047</text:p>
              </table:table-cell>
              <table:table-cell office:value-type="float" office:value="0.209618010570411">
                <text:p>0.209618010570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0.0702823402679384">
                <text:p>0.0702823402679384</text:p>
              </table:table-cell>
              <table:table-cell office:value-type="float" office:value="0.457490529007135">
                <text:p>0.457490529007135</text:p>
              </table:table-cell>
              <table:table-cell office:value-type="float" office:value="0.175162700138059">
                <text:p>0.175162700138059</text:p>
              </table:table-cell>
              <table:table-cell office:value-type="float" office:value="0.0307625383473442">
                <text:p>0.0307625383473442</text:p>
              </table:table-cell>
              <table:table-cell office:value-type="float" office:value="0.0691406297365791">
                <text:p>0.0691406297365791</text:p>
              </table:table-cell>
              <table:table-cell office:value-type="float" office:value="0.206646714210733">
                <text:p>0.206646714210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0.0618118602157">
                <text:p>0.0618118602157</text:p>
              </table:table-cell>
              <table:table-cell office:value-type="float" office:value="0.456909241830848">
                <text:p>0.456909241830848</text:p>
              </table:table-cell>
              <table:table-cell office:value-type="float" office:value="0.176997588290111">
                <text:p>0.176997588290111</text:p>
              </table:table-cell>
              <table:table-cell office:value-type="float" office:value="0.032916964276693">
                <text:p>0.032916964276693</text:p>
              </table:table-cell>
              <table:table-cell office:value-type="float" office:value="0.0710228354651149">
                <text:p>0.0710228354651149</text:p>
              </table:table-cell>
              <table:table-cell office:value-type="float" office:value="0.191871029869295">
                <text:p>0.191871029869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0.0553908925538336">
                <text:p>0.0553908925538336</text:p>
              </table:table-cell>
              <table:table-cell office:value-type="float" office:value="0.449490529311167">
                <text:p>0.449490529311167</text:p>
              </table:table-cell>
              <table:table-cell office:value-type="float" office:value="0.175070925585413">
                <text:p>0.175070925585413</text:p>
              </table:table-cell>
              <table:table-cell office:value-type="float" office:value="0.033616530656872">
                <text:p>0.033616530656872</text:p>
              </table:table-cell>
              <table:table-cell office:value-type="float" office:value="0.0701441540534185">
                <text:p>0.0701441540534185</text:p>
              </table:table-cell>
              <table:table-cell office:value-type="float" office:value="0.20986600017743">
                <text:p>0.20986600017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0.0567315934921863">
                <text:p>0.0567315934921863</text:p>
              </table:table-cell>
              <table:table-cell office:value-type="float" office:value="0.495130512380699">
                <text:p>0.495130512380699</text:p>
              </table:table-cell>
              <table:table-cell office:value-type="float" office:value="0.149741369423579">
                <text:p>0.149741369423579</text:p>
              </table:table-cell>
              <table:table-cell office:value-type="float" office:value="0.0388827360009242">
                <text:p>0.0388827360009242</text:p>
              </table:table-cell>
              <table:table-cell office:value-type="float" office:value="0.0648258230429421">
                <text:p>0.0648258230429421</text:p>
              </table:table-cell>
              <table:table-cell office:value-type="float" office:value="0.196028666598022">
                <text:p>0.196028666598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715015847088484">
                <text:p>0.0715015847088484</text:p>
              </table:table-cell>
              <table:table-cell office:value-type="float" office:value="0.49386683060705">
                <text:p>0.49386683060705</text:p>
              </table:table-cell>
              <table:table-cell office:value-type="float" office:value="0.149474074246169">
                <text:p>0.149474074246169</text:p>
              </table:table-cell>
              <table:table-cell office:value-type="float" office:value="0.0408693784741273">
                <text:p>0.0408693784741273</text:p>
              </table:table-cell>
              <table:table-cell office:value-type="float" office:value="0.062056826311955">
                <text:p>0.062056826311955</text:p>
              </table:table-cell>
              <table:table-cell office:value-type="float" office:value="0.197001296868512">
                <text:p>0.19700129686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0.076253962129585">
                <text:p>0.076253962129585</text:p>
              </table:table-cell>
              <table:table-cell office:value-type="float" office:value="0.466541170980082">
                <text:p>0.466541170980082</text:p>
              </table:table-cell>
              <table:table-cell office:value-type="float" office:value="0.17489159624544">
                <text:p>0.17489159624544</text:p>
              </table:table-cell>
              <table:table-cell office:value-type="float" office:value="0.0387012318771048">
                <text:p>0.0387012318771048</text:p>
              </table:table-cell>
              <table:table-cell office:value-type="float" office:value="0.0753331785912235">
                <text:p>0.0753331785912235</text:p>
              </table:table-cell>
              <table:table-cell office:value-type="float" office:value="0.173031237597301">
                <text:p>0.173031237597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0.0722130056100063">
                <text:p>0.0722130056100063</text:p>
              </table:table-cell>
              <table:table-cell office:value-type="float" office:value="0.466535223446716">
                <text:p>0.466535223446716</text:p>
              </table:table-cell>
              <table:table-cell office:value-type="float" office:value="0.191801430111907">
                <text:p>0.191801430111907</text:p>
              </table:table-cell>
              <table:table-cell office:value-type="float" office:value="0.0433187499506501">
                <text:p>0.0433187499506501</text:p>
              </table:table-cell>
              <table:table-cell office:value-type="float" office:value="0.0707218657055477">
                <text:p>0.0707218657055477</text:p>
              </table:table-cell>
              <table:table-cell office:value-type="float" office:value="0.151368768655594">
                <text:p>0.151368768655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677250346841787">
                <text:p>0.0677250346841787</text:p>
              </table:table-cell>
              <table:table-cell office:value-type="float" office:value="0.474599441182249">
                <text:p>0.474599441182249</text:p>
              </table:table-cell>
              <table:table-cell office:value-type="float" office:value="0.199108838488573">
                <text:p>0.199108838488573</text:p>
              </table:table-cell>
              <table:table-cell office:value-type="float" office:value="0.0451635524219074">
                <text:p>0.0451635524219074</text:p>
              </table:table-cell>
              <table:table-cell office:value-type="float" office:value="0.0704037603777841">
                <text:p>0.0704037603777841</text:p>
              </table:table-cell>
              <table:table-cell office:value-type="float" office:value="0.138511401919481">
                <text:p>0.138511401919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0.0677331220106267">
                <text:p>0.0677331220106267</text:p>
              </table:table-cell>
              <table:table-cell office:value-type="float" office:value="0.524591968828624">
                <text:p>0.524591968828624</text:p>
              </table:table-cell>
              <table:table-cell office:value-type="float" office:value="0.163408434552374">
                <text:p>0.163408434552374</text:p>
              </table:table-cell>
              <table:table-cell office:value-type="float" office:value="0.0491327308548509">
                <text:p>0.0491327308548509</text:p>
              </table:table-cell>
              <table:table-cell office:value-type="float" office:value="0.0581022335575977">
                <text:p>0.0581022335575977</text:p>
              </table:table-cell>
              <table:table-cell office:value-type="float" office:value="0.137039597522375">
                <text:p>0.137039597522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0.0671662205948524">
                <text:p>0.0671662205948524</text:p>
              </table:table-cell>
              <table:table-cell office:value-type="float" office:value="0.513463351633782">
                <text:p>0.513463351633782</text:p>
              </table:table-cell>
              <table:table-cell office:value-type="float" office:value="0.172013511721781">
                <text:p>0.172013511721781</text:p>
              </table:table-cell>
              <table:table-cell office:value-type="float" office:value="0.0530524140877439">
                <text:p>0.0530524140877439</text:p>
              </table:table-cell>
              <table:table-cell office:value-type="float" office:value="0.0611729515119968">
                <text:p>0.0611729515119968</text:p>
              </table:table-cell>
              <table:table-cell office:value-type="float" office:value="0.13256464903407">
                <text:p>0.13256464903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0.0707326142818168">
                <text:p>0.0707326142818168</text:p>
              </table:table-cell>
              <table:table-cell office:value-type="float" office:value="0.526459611240976">
                <text:p>0.526459611240976</text:p>
              </table:table-cell>
              <table:table-cell office:value-type="float" office:value="0.175579068337149">
                <text:p>0.175579068337149</text:p>
              </table:table-cell>
              <table:table-cell office:value-type="float" office:value="0.057224909447954">
                <text:p>0.057224909447954</text:p>
              </table:table-cell>
              <table:table-cell office:value-type="float" office:value="0.0603238241008542">
                <text:p>0.0603238241008542</text:p>
              </table:table-cell>
              <table:table-cell office:value-type="float" office:value="0.113246366278215">
                <text:p>0.113246366278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0.0727925070062599">
                <text:p>0.0727925070062599</text:p>
              </table:table-cell>
              <table:table-cell office:value-type="float" office:value="0.541092066541431">
                <text:p>0.541092066541431</text:p>
              </table:table-cell>
              <table:table-cell office:value-type="float" office:value="0.184982627530522">
                <text:p>0.184982627530522</text:p>
              </table:table-cell>
              <table:table-cell office:value-type="float" office:value="0.0622167232260608">
                <text:p>0.0622167232260608</text:p>
              </table:table-cell>
              <table:table-cell office:value-type="float" office:value="0.0629453184180593">
                <text:p>0.0629453184180593</text:p>
              </table:table-cell>
              <table:table-cell office:value-type="float" office:value="0.0780306500021102">
                <text:p>0.0780306500021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.0727925070062599">
                <text:p>0.0727925070062599</text:p>
              </table:table-cell>
              <table:table-cell office:value-type="float" office:value="0.556750188407966">
                <text:p>0.556750188407966</text:p>
              </table:table-cell>
              <table:table-cell office:value-type="float" office:value="0.194007821489344">
                <text:p>0.194007821489344</text:p>
              </table:table-cell>
              <table:table-cell office:value-type="float" office:value="0.0689824218606951">
                <text:p>0.0689824218606951</text:p>
              </table:table-cell>
              <table:table-cell office:value-type="float" office:value="0.0653439367940805">
                <text:p>0.0653439367940805</text:p>
              </table:table-cell>
              <table:table-cell office:value-type="float" office:value="0.0421231244416542">
                <text:p>0.0421231244416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727925070062599">
                <text:p>0.0727925070062599</text:p>
              </table:table-cell>
              <table:table-cell office:value-type="float" office:value="0.556750188407966">
                <text:p>0.556750188407966</text:p>
              </table:table-cell>
              <table:table-cell office:value-type="float" office:value="0.194007821489344">
                <text:p>0.194007821489344</text:p>
              </table:table-cell>
              <table:table-cell office:value-type="float" office:value="0.0689824218606951">
                <text:p>0.0689824218606951</text:p>
              </table:table-cell>
              <table:table-cell office:value-type="float" office:value="0.0653439367940805">
                <text:p>0.0653439367940805</text:p>
              </table:table-cell>
              <table:table-cell office:value-type="float" office:value="0.0421231244416542">
                <text:p>0.0421231244416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727925070062599">
                <text:p>0.0727925070062599</text:p>
              </table:table-cell>
              <table:table-cell office:value-type="float" office:value="0.556750188407966">
                <text:p>0.556750188407966</text:p>
              </table:table-cell>
              <table:table-cell office:value-type="float" office:value="0.194007821489344">
                <text:p>0.194007821489344</text:p>
              </table:table-cell>
              <table:table-cell office:value-type="float" office:value="0.0689824218606951">
                <text:p>0.0689824218606951</text:p>
              </table:table-cell>
              <table:table-cell office:value-type="float" office:value="0.0653439367940805">
                <text:p>0.0653439367940805</text:p>
              </table:table-cell>
              <table:table-cell office:value-type="float" office:value="0.0421231244416542">
                <text:p>0.0421231244416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56750188407966">
                <text:p>0.556750188407966</text:p>
              </table:table-cell>
              <table:table-cell office:value-type="float" office:value="0.194007821489344">
                <text:p>0.194007821489344</text:p>
              </table:table-cell>
              <table:table-cell office:value-type="float" office:value="0.0689824218606951">
                <text:p>0.0689824218606951</text:p>
              </table:table-cell>
              <table:table-cell office:value-type="float" office:value="0.0653439367940805">
                <text:p>0.0653439367940805</text:p>
              </table:table-cell>
              <table:table-cell office:value-type="float" office:value="0.0421231244416542">
                <text:p>0.0421231244416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